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IZ UDPゴシック" svg:font-family="'BIZ UDPゴシック'" style:font-adornments="Regular" style:font-family-generic="swiss" style:font-pitch="variable"/>
    <style:font-face style:name="BIZ UDPゴシック1" svg:font-family="'BIZ UDPゴシック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adornments="Regular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adornments="Regular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8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3.31cm" style:writing-mode="lr-tb"/>
      <style:paragraph-properties style:writing-mode="lr-tb"/>
    </style:style>
    <style:style style:name="gr3" style:family="graphic" style:parent-style-name="objectwithoutfill">
      <style:graphic-properties draw:marker-end="線の終点_20_1" draw:marker-end-width="0.3cm" draw:fill="none" draw:textarea-vertical-align="middle"/>
    </style:style>
    <style:style style:name="gr4" style:family="graphic" style:parent-style-name="objectwithoutfill">
      <style:graphic-properties draw:marker-end="線の終点_20_3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線の終点_20_4" draw:marker-end-width="0.3cm" draw:fill="none" draw:textarea-vertical-align="middle"/>
    </style:style>
    <style:style style:name="gr8" style:family="graphic" style:parent-style-name="objectwithoutfill">
      <style:graphic-properties draw:marker-end="線の終点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0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7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6cm" fo:min-width="9.4cm"/>
      <style:paragraph-properties style:writing-mode="lr-tb"/>
    </style:style>
    <style:style style:name="gr13" style:family="graphic" style:parent-style-name="objectwithoutfill">
      <style:graphic-properties draw:marker-end="線の終点_20_10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04cm" style:writing-mode="lr-tb"/>
      <style:paragraph-properties style:writing-mode="lr-tb"/>
    </style:style>
    <style:style style:name="gr15" style:family="graphic" style:parent-style-name="objectwithoutfill">
      <style:graphic-properties draw:marker-end="線の終点_20_19" draw:marker-end-width="0.3cm" draw:fill="none" draw:textarea-vertical-align="middle"/>
    </style:style>
    <style:style style:name="gr16" style:family="graphic" style:parent-style-name="objectwithoutfill">
      <style:graphic-properties draw:marker-end="線の終点_20_23" draw:marker-end-width="0.3cm" draw:fill="none" draw:textarea-vertical-align="middle"/>
    </style:style>
    <style:style style:name="gr17" style:family="graphic" style:parent-style-name="objectwithoutfill">
      <style:graphic-properties draw:marker-end="線の終点_20_24" draw:marker-end-width="0.3cm" draw:fill="none" draw:textarea-vertical-align="middle"/>
    </style:style>
    <style:style style:name="gr18" style:family="graphic" style:parent-style-name="objectwithoutfill">
      <style:graphic-properties draw:marker-end="線の終点_20_25" draw:marker-end-width="0.3cm" draw:fill="none" draw:textarea-vertical-align="middle"/>
    </style:style>
    <style:style style:name="gr19" style:family="graphic" style:parent-style-name="objectwithoutfill">
      <style:graphic-properties draw:marker-end="線の終点_20_26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84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637cm"/>
      <style:paragraph-properties style:writing-mode="lr-tb"/>
    </style:style>
    <style:style style:name="gr23" style:family="graphic" style:parent-style-name="objectwithoutfill">
      <style:graphic-properties draw:marker-end="線の終点_20_27" draw:marker-end-width="0.3cm" draw:fill="none" draw:textarea-vertical-align="middle"/>
    </style:style>
    <style:style style:name="gr24" style:family="graphic" style:parent-style-name="standard">
      <style:graphic-properties draw:stroke="solid" svg:stroke-width="0.035cm" svg:stroke-color="#000000" draw:marker-start-width="0.244cm" draw:marker-end-width="0.244cm" draw:fill="solid" draw:fill-color="#ffffff" draw:textarea-horizontal-align="left" draw:auto-grow-height="true" draw:auto-grow-width="true" fo:min-height="1.01cm" fo:min-width="5.59cm" fo:padding-top="0.13cm" fo:padding-bottom="0.13cm" fo:padding-left="0.255cm" fo:padding-right="0.255cm"/>
      <style:paragraph-properties style:writing-mode="lr-tb"/>
    </style:style>
    <style:style style:name="gr25" style:family="graphic">
      <style:graphic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29cm" fo:min-width="0.04cm" style:writing-mode="lr-tb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38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066cm"/>
      <style:paragraph-properties style:writing-mode="lr-tb"/>
    </style:style>
    <style:style style:name="gr29" style:family="graphic" style:parent-style-name="objectwithoutfill">
      <style:graphic-properties draw:marker-end="Arrowheads_20_14" draw:marker-end-width="0.3cm" draw:fill="none" draw:textarea-vertical-align="middle"/>
    </style:style>
    <style:style style:name="gr30" style:family="graphic" style:parent-style-name="objectwithoutfill">
      <style:graphic-properties draw:marker-end="Arrowheads_20_15" draw:marker-end-width="0.3cm" draw:fill="none" draw:textarea-vertical-align="middle"/>
    </style:style>
    <style:style style:name="gr31" style:family="graphic" style:parent-style-name="objectwithoutfill">
      <style:graphic-properties draw:marker-end="Arrowheads_20_16" draw:marker-end-width="0.3cm" draw:fill="none" draw:textarea-vertical-align="middle"/>
    </style:style>
    <style:style style:name="gr32" style:family="graphic" style:parent-style-name="objectwithoutfill">
      <style:graphic-properties draw:marker-end="Arrowheads_20_17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6.60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766cm" fo:min-width="0.77cm" style:writing-mode="lr-tb"/>
      <style:paragraph-properties style:writing-mode="lr-tb"/>
    </style:style>
    <style:style style:name="gr35" style:family="graphic" style:parent-style-name="objectwithoutfill">
      <style:graphic-properties draw:marker-end="Arrowheads_20_2" draw:marker-end-width="0.3cm" draw:fill="none" draw:textarea-vertical-align="middle"/>
    </style:style>
    <style:style style:name="gr36" style:family="graphic" style:parent-style-name="objectwithoutfill">
      <style:graphic-properties draw:marker-end="Arrowheads_20_3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047cm" fo:min-width="0.008cm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337cm"/>
      <style:paragraph-properties style:writing-mode="lr-tb"/>
    </style:style>
    <style:style style:name="gr40" style:family="graphic" style:parent-style-name="objectwithoutfill">
      <style:graphic-properties draw:marker-end="Arrowheads_20_4" draw:marker-end-width="0.3cm" draw:fill="none" draw:textarea-vertical-align="middle"/>
    </style:style>
    <style:style style:name="gr41" style:family="graphic" style:parent-style-name="objectwithoutfill">
      <style:graphic-properties draw:marker-end="Arrowheads_20_5" draw:marker-end-width="0.3cm" draw:fill="none" draw:textarea-vertical-align="middle"/>
    </style:style>
    <style:style style:name="gr42" style:family="graphic" style:parent-style-name="objectwithoutfill">
      <style:graphic-properties draw:marker-end="Arrowheads_20_6" draw:marker-end-width="0.3cm" draw:fill="none" draw:textarea-vertical-align="middle"/>
    </style:style>
    <style:style style:name="gr43" style:family="graphic" style:parent-style-name="objectwithoutfill">
      <style:graphic-properties draw:marker-end="Arrowheads_20_7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3.2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3.71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7.02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2.29cm" fo:min-width="4.58cm" style:writing-mode="lr-tb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766cm" fo:min-width="0.77cm" style:writing-mode="lr-tb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766cm" fo:min-width="0.77cm" style:writing-mode="lr-tb"/>
      <style:paragraph-properties style:writing-mode="lr-tb"/>
    </style:style>
    <style:style style:name="gr50" style:family="graphic" style:parent-style-name="objectwithoutfill">
      <style:graphic-properties draw:marker-end="Arrowheads_20_8" draw:marker-end-width="0.3cm" draw:fill="none" draw:textarea-vertical-align="middle"/>
    </style:style>
    <style:style style:name="gr51" style:family="graphic" style:parent-style-name="objectwithoutfill">
      <style:graphic-properties draw:marker-end="Arrowheads_20_9" draw:marker-end-width="0.3cm" draw:fill="none" draw:textarea-vertical-align="middle"/>
    </style:style>
    <style:style style:name="gr52" style:family="graphic" style:parent-style-name="standard">
      <style:graphic-properties draw:textarea-vertical-align="middle"/>
    </style:style>
    <style:style style:name="gr53" style:family="graphic" style:parent-style-name="objectwithoutfill">
      <style:graphic-properties draw:marker-end="Arrowheads_20_11" draw:marker-end-width="0.3cm" draw:fill="none" draw:textarea-vertical-align="middle"/>
    </style:style>
    <style:style style:name="gr54" style:family="graphic" style:parent-style-name="objectwithoutfill">
      <style:graphic-properties draw:marker-end="Arrowheads_20_12" draw:marker-end-width="0.3cm" draw:fill="none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0.174cm" fo:min-width="0.136cm" style:writing-mode="lr-tb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.779cm"/>
      <style:paragraph-properties style:writing-mode="lr-tb"/>
    </style:style>
    <style:style style:name="gr57" style:family="graphic" style:parent-style-name="objectwithoutfill">
      <style:graphic-properties draw:marker-end="Arrowheads_20_13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8.13cm"/>
      <style:paragraph-properties style:writing-mode="lr-tb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2.29cm" fo:min-width="3.31cm" style:writing-mode="lr-tb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526cm"/>
      <style:paragraph-properties style:writing-mode="lr-tb"/>
    </style:style>
    <style:style style:name="gr61" style:family="graphic" style:parent-style-name="objectwithoutfill">
      <style:graphic-properties draw:marker-end="Arrowheads_20_18" draw:marker-end-width="0.3cm" draw:fill="none" draw:textarea-vertical-align="middle"/>
    </style:style>
    <style:style style:name="gr62" style:family="graphic" style:parent-style-name="objectwithoutfill">
      <style:graphic-properties draw:marker-end="Arrowheads_20_19" draw:marker-end-width="0.3cm" draw:fill="none" draw:textarea-vertical-align="middle"/>
    </style:style>
    <style:style style:name="gr63" style:family="graphic" style:parent-style-name="objectwithoutfill">
      <style:graphic-properties draw:marker-end="Arrowheads_20_20" draw:marker-end-width="0.3cm" draw:fill="none" draw:textarea-vertical-align="middle"/>
    </style:style>
    <style:style style:name="gr64" style:family="graphic" style:parent-style-name="objectwithoutfill">
      <style:graphic-properties draw:marker-end="Arrowheads_20_21" draw:marker-end-width="0.3cm" draw:fill="none" draw:textarea-vertical-align="middle"/>
    </style:style>
    <style:style style:name="gr65" style:family="graphic" style:parent-style-name="objectwithoutfill">
      <style:graphic-properties draw:marker-end="Arrowheads_20_23" draw:marker-end-width="0.3cm" draw:fill="none" draw:textarea-vertical-align="middle"/>
    </style:style>
    <style:style style:name="gr66" style:family="graphic" style:parent-style-name="objectwithoutfill">
      <style:graphic-properties draw:marker-end="Arrowheads_20_24" draw:marker-end-width="0.3cm" draw:fill="none" draw:textarea-vertical-align="middle"/>
    </style:style>
    <style:style style:name="gr67" style:family="graphic" style:parent-style-name="objectwithoutfill">
      <style:graphic-properties draw:marker-end="Arrowheads_20_25" draw:marker-end-width="0.3cm" draw:fill="none" draw:textarea-vertical-align="middle"/>
    </style:style>
    <style:style style:name="gr68" style:family="graphic" style:parent-style-name="objectwithoutfill">
      <style:graphic-properties draw:marker-end="Arrowheads_20_27" draw:marker-end-width="0.3cm" draw:fill="none" draw:textarea-vertical-align="middle"/>
    </style:style>
    <style:style style:name="gr69" style:family="graphic" style:parent-style-name="standard">
      <style:graphic-properties draw:textarea-horizontal-align="justify" draw:textarea-vertical-align="top" draw:auto-grow-height="false" fo:min-height="0.088cm" fo:min-width="0.008cm" style:writing-mode="lr-tb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07cm" fo:min-width="0.33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07cm" fo:min-width="0.32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23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0.766cm" fo:min-width="7.12cm" style:writing-mode="lr-tb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cm" fo:min-width="0.263cm"/>
    </style:style>
    <style:style style:name="gr75" style:family="graphic" style:parent-style-name="standard">
      <style:graphic-properties svg:stroke-width="0.035cm" svg:stroke-color="#000000" draw:marker-start-width="0.244cm" draw:marker-end-width="0.244cm" draw:fill="none" draw:textarea-vertical-align="middle" draw:auto-grow-height="false" fo:min-height="8.357cm" fo:min-width="0cm" fo:padding-top="0.13cm" fo:padding-bottom="0.13cm" fo:padding-left="0.255cm" fo:padding-right="0.255cm" fo:wrap-option="wrap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4.12cm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0.766cm" fo:min-width="5.85cm" style:writing-mode="lr-tb"/>
      <style:paragraph-properties style:writing-mode="lr-tb"/>
    </style:style>
    <style:style style:name="gr78" style:family="graphic" style:parent-style-name="objectwithoutfill">
      <style:graphic-properties draw:marker-end="Arrowheads_20_26" draw:marker-end-width="0.3cm" draw:fill="none" draw:textarea-vertical-align="middle"/>
    </style:style>
    <style:style style:name="gr79" style:family="graphic" style:parent-style-name="standard">
      <style:graphic-properties svg:stroke-width="0.035cm" svg:stroke-color="#000000" draw:marker-start-width="0.244cm" draw:marker-end-width="0.244cm" draw:fill="none" draw:textarea-vertical-align="middle" draw:auto-grow-height="false" fo:min-height="14.724cm" fo:min-width="0cm" fo:padding-top="0.13cm" fo:padding-bottom="0.13cm" fo:padding-left="0.255cm" fo:padding-right="0.255cm" fo:wrap-option="wrap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6.406cm"/>
      <style:paragraph-properties style:writing-mode="lr-tb"/>
    </style:style>
    <style:style style:name="gr81" style:family="graphic" style:parent-style-name="standard" style:list-style-name="L1">
      <style:graphic-properties draw:textarea-horizontal-align="justify" draw:textarea-vertical-align="middle" draw:auto-grow-height="false" fo:min-height="0.766cm" fo:min-width="3.31cm" style:writing-mode="lr-tb"/>
      <style:paragraph-properties style:writing-mode="lr-tb"/>
    </style:style>
    <style:style style:name="gr82" style:family="graphic" style:parent-style-name="objectwithoutfill">
      <style:graphic-properties draw:marker-end="Arrowheads_20_28" draw:marker-end-width="0.3cm" draw:fill="none" draw:textarea-vertical-align="middle"/>
    </style:style>
    <style:style style:name="gr83" style:family="graphic" style:parent-style-name="standard" style:list-style-name="L1">
      <style:graphic-properties draw:textarea-horizontal-align="justify" draw:textarea-vertical-align="middle" draw:auto-grow-height="false" fo:min-height="0.766cm" fo:min-width="3.31cm" style:writing-mode="lr-tb"/>
      <style:paragraph-properties style:writing-mode="lr-tb"/>
    </style:style>
    <style:style style:name="gr84" style:family="graphic" style:parent-style-name="objectwithoutfill">
      <style:graphic-properties draw:marker-end="Arrowheads_20_29" draw:marker-end-width="0.3cm" draw:fill="none" draw:textarea-vertical-align="middle"/>
    </style:style>
    <style:style style:name="gr85" style:family="graphic" style:parent-style-name="objectwithoutfill">
      <style:graphic-properties draw:marker-end="Arrowheads_20_30" draw:marker-end-width="0.3cm" draw:fill="none" draw:textarea-vertical-align="middle"/>
    </style:style>
    <style:style style:name="gr86" style:family="graphic" style:parent-style-name="objectwithoutfill">
      <style:graphic-properties draw:marker-end="Arrowheads_20_31" draw:marker-end-width="0.3cm" draw:fill="none" draw:textarea-vertical-align="middle"/>
    </style:style>
    <style:style style:name="gr87" style:family="graphic" style:parent-style-name="objectwithoutfill">
      <style:graphic-properties draw:marker-end="Arrowheads_20_32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25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0.67cm"/>
      <style:paragraph-properties style:writing-mode="lr-tb"/>
    </style:style>
    <style:style style:name="gr90" style:family="graphic" style:parent-style-name="standard" style:list-style-name="L1">
      <style:graphic-properties draw:textarea-horizontal-align="justify" draw:textarea-vertical-align="middle" draw:auto-grow-height="false" fo:min-height="0.766cm" fo:min-width="5.85cm" style:writing-mode="lr-tb"/>
      <style:paragraph-properties style:writing-mode="lr-tb"/>
    </style:style>
    <style:style style:name="gr91" style:family="graphic" style:parent-style-name="objectwithoutfill">
      <style:graphic-properties draw:marker-end="Arrowheads_20_33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0030e6" loext:opacity="100%" loext:color-lum-mod="100%" loext:color-lum-off="0%" style:font-name="Go Mono2" fo:font-size="12pt" style:text-underline-style="none" fo:font-weight="bold" style:font-size-asian="12pt" style:font-size-complex="12pt"/>
    </style:style>
    <style:style style:name="P2" style:family="paragraph">
      <style:paragraph-properties fo:text-align="center"/>
      <style:text-properties style:font-name="Go Mono2"/>
    </style:style>
    <style:style style:name="P3" style:family="paragraph">
      <style:paragraph-properties fo:text-align="center" style:writing-mode="lr-tb"/>
      <style:text-properties style:font-name="Go Mono2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Go Mono2" fo:font-size="12pt" style:font-size-asian="12pt" style:font-size-complex="12pt"/>
    </style:style>
    <style:style style:name="P7" style:family="paragraph">
      <style:paragraph-properties fo:text-align="center"/>
      <style:text-properties style:font-name="Go Mono2" fo:font-size="12pt"/>
    </style:style>
    <style:style style:name="P8" style:family="paragraph">
      <style:paragraph-properties fo:text-align="center" style:writing-mode="lr-tb"/>
      <style:text-properties style:font-name="Go Mono2"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font-name="Go Mono2" fo:font-size="12pt"/>
    </style:style>
    <style:style style:name="P10" style:family="paragraph">
      <loext:graphic-properties draw:fill="none" draw:fill-color="#ffffff"/>
      <style:text-properties style:font-name="Go Mono2" fo:font-size="10pt" style:font-size-asian="12pt" style:font-size-complex="12pt"/>
    </style:style>
    <style:style style:name="P11" style:family="paragraph">
      <loext:graphic-properties draw:fill="solid" draw:fill-color="#ffffff"/>
      <style:text-properties style:font-name="Go Mono2" fo:font-size="12pt" style:font-size-asian="12pt" style:font-size-complex="12pt"/>
    </style:style>
    <style:style style:name="P12" style:family="paragraph">
      <style:paragraph-properties fo:text-align="center" style:writing-mode="lr-tb"/>
      <style:text-properties style:font-name="BIZ UDPゴシック1" fo:font-size="16pt"/>
    </style:style>
    <style:style style:name="P13" style:family="paragraph">
      <style:paragraph-properties fo:text-align="center" style:writing-mode="lr-tb"/>
      <style:text-properties style:font-name="Go Mono2" style:font-name-asian="Go Mono2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15%" fo:text-align="center" fo:text-indent="0cm">
        <style:tab-stops/>
      </style:paragraph-properties>
      <style:text-properties fo:color="#000000" loext:opacity="100%" style:text-position="0% 100%" style:font-name="Go Mono2" fo:font-size="12pt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/>
      </style:paragraph-properties>
      <style:text-properties fo:color="#000000" loext:opacity="100%" loext:color-lum-mod="100%" loext:color-lum-off="0%" style:text-position="0% 100%" style:font-name="Go Mono2" fo:font-size="12pt"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loext:opacity="100%" style:text-position="0% 100%" style:font-name="Go Mono2" fo:font-size="12pt"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loext:opacity="100%" loext:color-lum-mod="100%" loext:color-lum-off="0%" style:text-position="0% 100%" style:font-name="Go Mono2" fo:font-size="12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1cm" fo:margin-bottom="0.1cm" fo:line-height="115%" fo:text-align="center" fo:text-indent="0cm">
        <style:tab-stops/>
      </style:paragraph-properties>
      <style:text-properties fo:color="#000000" loext:opacity="100%" style:text-position="0% 100%" style:font-name="Go Mono2" fo:font-size="12pt" fo:font-weight="normal" style:font-weight-asian="normal" style:font-weight-complex="normal"/>
    </style:style>
    <style:style style:name="P21" style:family="paragraph">
      <style:paragraph-properties fo:margin-left="0cm" fo:margin-right="0cm" fo:margin-top="0.1cm" fo:margin-bottom="0.1cm" fo:line-height="100%" fo:text-align="center" fo:text-indent="0cm">
        <style:tab-stops/>
      </style:paragraph-properties>
      <style:text-properties fo:color="#000000" loext:opacity="100%" style:text-position="0% 100%" style:font-name="Go Mono2" fo:font-size="12pt"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font-name="Go Mono2" style:font-name-asian="Go Mono2"/>
    </style:style>
    <style:style style:name="P23" style:family="paragraph">
      <style:paragraph-properties fo:text-align="start" style:writing-mode="lr-tb"/>
      <style:text-properties style:font-name="Go Mono2" style:font-name-asian="Go Mono2"/>
    </style:style>
    <style:style style:name="P24" style:family="paragraph">
      <loext:graphic-properties draw:fill="none" draw:fill-color="#ffffff"/>
      <style:paragraph-properties fo:text-align="center"/>
      <style:text-properties style:font-name="Go Mono2" fo:font-size="10pt" style:font-size-asian="12pt" style:font-size-complex="12pt"/>
    </style:style>
    <style:style style:name="P25" style:family="paragraph">
      <loext:graphic-properties draw:fill="none" draw:fill-color="#ffffff"/>
      <style:text-properties fo:color="#000000" loext:opacity="100%" loext:color-lum-mod="100%" loext:color-lum-off="0%" style:font-name="Go Mono2" fo:font-size="12pt" style:font-size-asian="12pt" style:font-size-complex="12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color="#0030e6" loext:opacity="100%" loext:color-lum-mod="100%" loext:color-lum-off="0%" style:font-name="Go Mono2" fo:font-size="12pt" style:text-underline-style="none" fo:font-weight="bold" style:font-size-asian="12pt" style:font-size-complex="12pt"/>
    </style:style>
    <style:style style:name="P27" style:family="paragraph">
      <loext:graphic-properties draw:fill="none" draw:fill-color="#ffffff"/>
      <style:text-properties style:font-name="Go Mono2" fo:font-size="12pt" style:font-size-asian="10pt" style:font-size-complex="10pt"/>
    </style:style>
    <style:style style:name="T1" style:family="text">
      <style:text-properties fo:color="#0030e6" loext:opacity="100%" style:font-name="Go Mono2" fo:font-size="12pt" style:text-underline-style="none" fo:font-weight="bold" style:font-size-asian="12pt" style:font-size-complex="12pt"/>
    </style:style>
    <style:style style:name="T2" style:family="text">
      <style:text-properties style:font-name="Go Mono2"/>
    </style:style>
    <style:style style:name="T3" style:family="text">
      <style:text-properties style:font-name="Go Mono2" fo:font-size="12pt" style:font-size-asian="12pt" style:font-size-complex="12pt"/>
    </style:style>
    <style:style style:name="T4" style:family="text">
      <style:text-properties style:font-name="Go Mono2"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Go Mono2" fo:font-size="12pt" fo:font-style="normal" fo:text-shadow="none" style:text-underline-style="none" fo:font-weight="normal" style:letter-kerning="true" fo:background-color="transparent" style:font-name-asian="Noto Sans Mono CJK JP Regular" style:font-size-asian="12pt" style:language-asian="ja" style:country-asian="JP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Go Mono2" fo:font-size="10pt" style:font-size-asian="12pt" style:font-size-complex="12pt"/>
    </style:style>
    <style:style style:name="T7" style:family="text">
      <style:text-properties style:text-position="33% 58%" style:font-name="Go Mono2" fo:font-size="12pt"/>
    </style:style>
    <style:style style:name="T8" style:family="text">
      <style:text-properties style:text-position="33% 58%" style:font-name="Go Mono2" fo:font-size="10pt" style:font-size-asian="12pt" style:font-size-complex="12pt"/>
    </style:style>
    <style:style style:name="T9" style:family="text">
      <style:text-properties fo:font-variant="normal" fo:text-transform="none" fo:color="#0030e6" loext:opacity="100%" style:text-outline="false" style:text-line-through-style="none" style:text-line-through-type="none" style:font-name="Go Mono2" fo:font-size="12pt" fo:font-style="normal" fo:text-shadow="none" style:text-underline-style="none" fo:font-weight="bold" style:letter-kerning="true" fo:background-color="transparent" style:font-name-asian="Noto Sans Mono CJK JP Regular" style:font-size-asian="12pt" style:language-asian="ja" style:country-asian="JP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o Mono2" fo:font-size="12pt" fo:font-style="normal" fo:text-shadow="none" style:text-underline-style="none" fo:font-weight="normal" style:letter-kerning="true" fo:background-color="transparent" style:font-name-asian="Noto Sans Mono CJK JP Regular" style:font-size-asian="12pt" style:language-asian="ja" style:country-asian="JP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Go Mono2" fo:font-size="10pt" style:font-name-asian="Go Mono2" style:font-size-asian="12pt" style:font-size-complex="12pt"/>
    </style:style>
    <style:style style:name="T12" style:family="text">
      <style:text-properties style:text-position="-8% 58%" style:font-name="Go Mono2" fo:font-size="10pt" style:font-size-asian="12pt" style:font-size-complex="12pt"/>
    </style:style>
    <style:style style:name="T13" style:family="text">
      <style:text-properties style:text-position="0% 100%" style:font-name="Go Mono2" fo:font-size="12pt" style:font-size-asian="12pt" style:font-size-complex="12pt"/>
    </style:style>
    <style:style style:name="T14" style:family="text">
      <style:text-properties style:text-position="-8% 58%" style:font-name="Go Mono2" fo:font-size="12pt" style:font-size-asian="12pt" style:font-size-complex="12pt"/>
    </style:style>
    <style:style style:name="T15" style:family="text">
      <style:text-properties fo:color="#000000" loext:opacity="100%" style:font-name="Go Mono2" fo:font-size="12pt" style:font-size-asian="12pt" style:font-size-complex="12pt"/>
    </style:style>
    <style:style style:name="T16" style:family="text">
      <style:text-properties fo:color="#000000" loext:opacity="100%" style:text-position="-8% 58%" style:font-name="Go Mono2" fo:font-size="12pt" style:font-size-asian="12pt" style:font-size-complex="12pt"/>
    </style:style>
    <style:style style:name="T17" style:family="text">
      <style:text-properties fo:color="#000000" loext:opacity="100%" style:text-position="0% 100%" style:font-name="Go Mono2" fo:font-size="12pt" style:font-size-asian="12pt" style:font-size-complex="12pt"/>
    </style:style>
    <style:style style:name="T18" style:family="text">
      <style:text-properties style:font-name="Go Mono2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28cm" svg:height="0.738cm" svg:x="3.038cm" svg:y="6.334cm">
          <draw:text-box>
            <text:p><text:span text:style-name="T1">Linkwitz-Riley (LR)</text:span></text:p>
          </draw:text-box>
        </draw:frame>
        <draw:custom-shape draw:style-name="gr2" draw:text-style-name="P3" xml:id="id1" draw:id="id1" draw:layer="layout" svg:width="3.81cm" svg:height="1.016cm" svg:x="7.35cm" svg:y="10.017cm">
          <text:p text:style-name="P2"><text:span text:style-name="T2">Butter L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6cm" svg:y1="10.525cm" svg:x2="12.43cm" svg:y2="10.525cm" draw:start-shape="id1" draw:start-glue-point="1" draw:end-shape="id2" draw:end-glue-point="3" svg:d="M11160 10525h1270" svg:viewBox="0 0 1271 1">
          <text:p/>
        </draw:connector>
        <draw:custom-shape draw:style-name="gr2" draw:text-style-name="P3" xml:id="id2" draw:id="id2" draw:layer="layout" svg:width="3.81cm" svg:height="1.016cm" svg:x="12.43cm" svg:y="10.017cm">
          <text:p text:style-name="P2"><text:span text:style-name="T2">Butter 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81cm" svg:height="1.016cm" svg:x="7.35cm" svg:y="7.477cm">
          <text:p text:style-name="P2"><text:span text:style-name="T2">Butter H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6cm" svg:y1="7.985cm" svg:x2="12.43cm" svg:y2="7.985cm" draw:start-shape="id3" draw:start-glue-point="1" draw:end-shape="id4" draw:end-glue-point="3" svg:d="M11160 7985h1270" svg:viewBox="0 0 1271 1">
          <text:p/>
        </draw:connector>
        <draw:custom-shape draw:style-name="gr2" draw:text-style-name="P3" xml:id="id4" draw:id="id4" draw:layer="layout" svg:width="3.81cm" svg:height="1.016cm" svg:x="12.43cm" svg:y="7.477cm">
          <text:p text:style-name="P2"><text:span text:style-name="T2">Butter HP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24cm" svg:y1="10.525cm" svg:x2="17.51cm" svg:y2="10.525cm">
          <text:p/>
        </draw:line>
        <draw:line draw:style-name="gr4" draw:text-style-name="P4" draw:layer="layout" svg:x1="16.24cm" svg:y1="7.985cm" svg:x2="17.51cm" svg:y2="7.985cm">
          <text:p/>
        </draw:line>
        <draw:line draw:style-name="gr5" draw:text-style-name="P4" draw:layer="layout" svg:x1="4.81cm" svg:y1="9.255cm" svg:x2="6.08cm" svg:y2="9.255cm">
          <text:p/>
        </draw:line>
        <draw:custom-shape draw:style-name="gr6" draw:text-style-name="P5" xml:id="id5" draw:id="id5" draw:layer="layout" svg:width="0.254cm" svg:height="0.254cm" svg:x="5.95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6.08cm" svg:y1="9.382cm" svg:x2="7.35cm" svg:y2="10.525cm" draw:start-shape="id5" draw:start-glue-point="8" draw:end-shape="id1" draw:end-glue-point="3" svg:d="M6080 9382v1143h1270" svg:viewBox="0 0 1271 1144">
          <text:p/>
        </draw:connector>
        <draw:connector draw:style-name="gr8" draw:text-style-name="P4" draw:layer="layout" svg:x1="6.08cm" svg:y1="9.128cm" svg:x2="7.35cm" svg:y2="7.985cm" draw:start-shape="id5" draw:start-glue-point="4" draw:end-shape="id3" draw:end-glue-point="3" svg:d="M6080 9128v-1143h1270" svg:viewBox="0 0 1271 1144">
          <text:p/>
        </draw:connector>
        <draw:frame draw:style-name="gr9" draw:text-style-name="P6" draw:layer="layout" svg:width="1.772cm" svg:height="0.738cm" svg:x="3.032cm" svg:y="8.874cm">
          <draw:text-box>
            <text:p><text:span text:style-name="T3">Input</text:span></text:p>
          </draw:text-box>
        </draw:frame>
        <draw:frame draw:style-name="gr10" draw:text-style-name="P6" draw:layer="layout" svg:width="1.518cm" svg:height="0.738cm" svg:x="17.516cm" svg:y="7.604cm">
          <draw:text-box>
            <text:p><text:span text:style-name="T3">High</text:span></text:p>
          </draw:text-box>
        </draw:frame>
        <draw:frame draw:style-name="gr11" draw:text-style-name="P6" draw:layer="layout" svg:width="1.264cm" svg:height="0.738cm" svg:x="17.516cm" svg:y="10.168cm">
          <draw:text-box>
            <text:p><text:span text:style-name="T3">Low</text:span></text:p>
          </draw:text-box>
        </draw:frame>
        <draw:frame draw:style-name="gr12" draw:text-style-name="P6" draw:layer="layout" svg:width="9.9cm" svg:height="2.686cm" svg:x="4.943cm" svg:y="11.668cm">
          <draw:text-box>
            <text:p><text:span text:style-name="T3">Butter: Butterworth</text:span></text:p>
            <text:p><text:span text:style-name="T3">HP: Highpass</text:span></text:p>
            <text:p><text:span text:style-name="T3">LP: Lowpass</text:span></text:p>
            <text:p><text:span text:style-name="T3"/></text:p>
            <text:p><text:span text:style-name="T3">(Order of LR) / 2 = (Order of Butter)</text:span></text:p>
          </draw:text-box>
        </draw:frame>
      </draw:page>
      <draw:page draw:name="page2" draw:style-name="dp1" draw:master-page-name="Default">
        <draw:connector draw:style-name="gr8" draw:text-style-name="P4" draw:layer="layout" svg:x1="7.35cm" svg:y1="5.445cm" svg:x2="9.255cm" svg:y2="5.445cm" draw:start-shape="id6" draw:start-glue-point="1" draw:end-shape="id7" draw:end-glue-point="3" svg:d="M7350 5445h1905" svg:viewBox="0 0 1906 1">
          <text:p/>
        </draw:connector>
        <draw:frame draw:style-name="gr9" draw:text-style-name="P6" draw:layer="layout" svg:width="1.772cm" svg:height="0.738cm" svg:x="1.762cm" svg:y="5.064cm">
          <draw:text-box>
            <text:p><text:span text:style-name="T3">Input</text:span></text:p>
          </draw:text-box>
        </draw:frame>
        <draw:connector draw:style-name="gr13" draw:text-style-name="P4" draw:layer="layout" svg:x1="6.08cm" svg:y1="5.953cm" svg:x2="9.255cm" svg:y2="7.35cm" draw:start-shape="id6" draw:start-glue-point="2" draw:end-shape="id8" draw:end-glue-point="3" svg:d="M6080 5953v1397h3175" svg:viewBox="0 0 3176 1398">
          <text:p/>
        </draw:connector>
        <draw:custom-shape draw:style-name="gr14" draw:text-style-name="P8" xml:id="id7" draw:id="id7" draw:layer="layout" svg:width="2.54cm" svg:height="1.016cm" svg:x="9.255cm" svg:y="4.937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2.54cm" svg:height="1.016cm" svg:x="13.7cm" svg:y="4.937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11.795cm" svg:y1="5.445cm" svg:x2="13.7cm" svg:y2="5.445cm" draw:start-shape="id7" draw:start-glue-point="1" draw:end-shape="id9" draw:end-glue-point="3" svg:d="M11795 5445h1905" svg:viewBox="0 0 1906 1">
          <text:p/>
        </draw:connector>
        <draw:custom-shape draw:style-name="gr14" draw:text-style-name="P8" xml:id="id6" draw:id="id6" draw:layer="layout" svg:width="2.54cm" svg:height="1.016cm" svg:x="4.81cm" svg:y="4.937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3.54cm" svg:y1="5.445cm" svg:x2="4.81cm" svg:y2="5.445cm">
          <text:p/>
        </draw:line>
        <draw:custom-shape draw:style-name="gr14" draw:text-style-name="P8" xml:id="id8" draw:id="id8" draw:layer="layout" svg:width="2.54cm" svg:height="1.016cm" svg:x="9.255cm" svg:y="6.842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0" draw:id="id10" draw:layer="layout" svg:width="2.54cm" svg:height="1.016cm" svg:x="13.7cm" svg:y="6.842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1.795cm" svg:y1="7.35cm" svg:x2="13.7cm" svg:y2="7.35cm" draw:start-shape="id8" draw:start-glue-point="1" draw:end-shape="id10" draw:end-glue-point="3" svg:d="M11795 7350h1905" svg:viewBox="0 0 1906 1">
          <text:p/>
        </draw:connector>
        <draw:custom-shape draw:style-name="gr14" draw:text-style-name="P8" xml:id="id11" draw:id="id11" draw:layer="layout" svg:width="2.54cm" svg:height="1.016cm" svg:x="13.7cm" svg:y="8.747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svg:x1="10.525cm" svg:y1="7.858cm" svg:x2="13.7cm" svg:y2="9.255cm" draw:start-shape="id8" draw:start-glue-point="2" draw:end-shape="id11" draw:end-glue-point="3" svg:d="M10525 7858v1397h3175" svg:viewBox="0 0 3176 1398">
          <text:p/>
        </draw:connector>
        <draw:line draw:style-name="gr19" draw:text-style-name="P4" draw:layer="layout" svg:x1="16.24cm" svg:y1="5.445cm" svg:x2="19.288cm" svg:y2="5.445cm">
          <text:p/>
        </draw:line>
        <draw:line draw:style-name="gr19" draw:text-style-name="P4" draw:layer="layout" svg:x1="16.24cm" svg:y1="7.35cm" svg:x2="19.288cm" svg:y2="7.35cm">
          <text:p/>
        </draw:line>
        <draw:line draw:style-name="gr19" draw:text-style-name="P4" draw:layer="layout" svg:x1="14.97cm" svg:y1="11.16cm" svg:x2="21.32cm" svg:y2="11.16cm">
          <text:p/>
        </draw:line>
        <draw:line draw:style-name="gr19" draw:text-style-name="P4" draw:layer="layout" svg:x1="16.24cm" svg:y1="9.255cm" svg:x2="19.288cm" svg:y2="9.255cm">
          <text:p/>
        </draw:line>
        <draw:line draw:style-name="gr5" draw:text-style-name="P4" draw:layer="layout" svg:x1="14.97cm" svg:y1="9.763cm" svg:x2="14.97cm" svg:y2="11.16cm">
          <text:p/>
        </draw:line>
        <draw:frame draw:style-name="gr20" draw:text-style-name="P6" draw:layer="layout" svg:width="2.026cm" svg:height="0.738cm" svg:x="21.32cm" svg:y="5.064cm">
          <draw:text-box>
            <text:p><text:span text:style-name="T3">Band 0</text:span></text:p>
          </draw:text-box>
        </draw:frame>
        <draw:frame draw:style-name="gr20" draw:text-style-name="P6" draw:layer="layout" svg:width="2.026cm" svg:height="0.738cm" svg:x="21.32cm" svg:y="6.969cm">
          <draw:text-box>
            <text:p><text:span text:style-name="T3">Band 1</text:span></text:p>
          </draw:text-box>
        </draw:frame>
        <draw:frame draw:style-name="gr20" draw:text-style-name="P6" draw:layer="layout" svg:width="2.026cm" svg:height="0.738cm" svg:x="21.32cm" svg:y="8.874cm">
          <draw:text-box>
            <text:p><text:span text:style-name="T3">Band 2</text:span></text:p>
          </draw:text-box>
        </draw:frame>
        <draw:frame draw:style-name="gr20" draw:text-style-name="P6" draw:layer="layout" svg:width="2.026cm" svg:height="0.738cm" svg:x="21.326cm" svg:y="10.803cm">
          <draw:text-box>
            <text:p><text:span text:style-name="T3">Band 3</text:span></text:p>
          </draw:text-box>
        </draw:frame>
        <draw:frame draw:style-name="gr21" draw:text-style-name="P10" draw:layer="layout" svg:width="1.349cm" svg:height="0.657cm" svg:x="7.35cm" svg:y="4.788cm">
          <draw:text-box>
            <text:p><text:span text:style-name="T6">High</text:span></text:p>
          </draw:text-box>
        </draw:frame>
        <draw:frame draw:style-name="gr22" draw:text-style-name="P10" draw:layer="layout" svg:width="1.137cm" svg:height="0.657cm" svg:x="6.08cm" svg:y="6.053cm">
          <draw:text-box>
            <text:p><text:span text:style-name="T6">Low</text:span></text:p>
          </draw:text-box>
        </draw:frame>
        <draw:frame draw:style-name="gr21" draw:text-style-name="P10" draw:layer="layout" svg:width="1.349cm" svg:height="0.657cm" svg:x="11.795cm" svg:y="6.693cm">
          <draw:text-box>
            <text:p><text:span text:style-name="T6">High</text:span></text:p>
          </draw:text-box>
        </draw:frame>
        <draw:frame draw:style-name="gr22" draw:text-style-name="P10" draw:layer="layout" svg:width="1.137cm" svg:height="0.657cm" svg:x="10.525cm" svg:y="7.958cm">
          <draw:text-box>
            <text:p><text:span text:style-name="T6">Low</text:span></text:p>
          </draw:text-box>
        </draw:frame>
        <draw:frame draw:style-name="gr22" draw:text-style-name="P10" draw:layer="layout" svg:width="1.137cm" svg:height="0.657cm" svg:x="14.97cm" svg:y="9.863cm">
          <draw:text-box>
            <text:p><text:span text:style-name="T6">Low</text:span></text:p>
          </draw:text-box>
        </draw:frame>
        <draw:frame draw:style-name="gr21" draw:text-style-name="P10" draw:layer="layout" svg:width="1.349cm" svg:height="0.657cm" svg:x="16.24cm" svg:y="8.598cm">
          <draw:text-box>
            <text:p><text:span text:style-name="T6">High</text:span></text:p>
          </draw:text-box>
        </draw:frame>
        <draw:line draw:style-name="gr23" draw:text-style-name="P4" draw:layer="layout" svg:x1="19.669cm" svg:y1="6.334cm" svg:x2="19.669cm" svg:y2="6.969cm">
          <text:p/>
        </draw:line>
        <draw:line draw:style-name="gr23" draw:text-style-name="P4" draw:layer="layout" svg:x1="19.669cm" svg:y1="8.239cm" svg:x2="19.669cm" svg:y2="8.874cm">
          <text:p/>
        </draw:line>
        <draw:line draw:style-name="gr23" draw:text-style-name="P4" draw:layer="layout" svg:x1="19.669cm" svg:y1="4.429cm" svg:x2="19.669cm" svg:y2="5.064cm">
          <text:p/>
        </draw:line>
        <draw:line draw:style-name="gr5" draw:text-style-name="P4" draw:layer="layout" svg:x1="18.272cm" svg:y1="6.334cm" svg:x2="19.669cm" svg:y2="6.334cm">
          <text:p/>
        </draw:line>
        <draw:line draw:style-name="gr5" draw:text-style-name="P4" draw:layer="layout" svg:x1="18.272cm" svg:y1="8.239cm" svg:x2="19.669cm" svg:y2="8.239cm">
          <text:p/>
        </draw:line>
        <draw:line draw:style-name="gr5" draw:text-style-name="P4" draw:layer="layout" svg:x1="18.272cm" svg:y1="4.429cm" svg:x2="19.669cm" svg:y2="4.429cm">
          <text:p/>
        </draw:line>
        <draw:custom-shape draw:style-name="gr6" draw:text-style-name="P5" draw:layer="layout" svg:width="0.254cm" svg:height="0.254cm" svg:x="18.145cm" svg:y="6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4cm" svg:height="0.254cm" svg:x="18.145cm" svg:y="4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272cm" svg:y1="3.54cm" svg:x2="18.272cm" svg:y2="8.239cm">
          <text:p/>
        </draw:line>
        <draw:line draw:style-name="gr5" draw:text-style-name="P4" draw:layer="layout" svg:x1="17.51cm" svg:y1="3.54cm" svg:x2="18.272cm" svg:y2="3.54cm">
          <text:p/>
        </draw:line>
        <draw:frame draw:style-name="gr24" draw:text-style-name="P11" draw:layer="layout" svg:width="6.1cm" svg:height="1.27cm" svg:x="11.414cm" svg:y="2.905cm">
          <draw:text-box>
            <text:p><text:span text:style-name="T3">if M % 4 == 0 then +1 </text:span></text:p>
            <text:p><text:span text:style-name="T3"><text:s text:c="14"/></text:span><text:span text:style-name="T3">else -1</text:span></text:p>
          </draw:text-box>
        </draw:frame>
        <draw:g draw:style-name="gr25">
          <draw:custom-shape draw:style-name="gr26" draw:text-style-name="P12" draw:layer="layout" svg:width="0.762cm" svg:height="0.762cm" svg:x="19.288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542cm" svg:y1="9.382cm" svg:x2="19.796cm" svg:y2="9.128cm">
            <text:p/>
          </draw:line>
          <draw:line draw:style-name="gr5" draw:text-style-name="P4" draw:layer="layout" svg:x1="19.796cm" svg:y1="9.382cm" svg:x2="19.542cm" svg:y2="9.128cm">
            <text:p/>
          </draw:line>
        </draw:g>
        <draw:g draw:style-name="gr25">
          <draw:custom-shape draw:style-name="gr26" draw:text-style-name="P12" draw:layer="layout" svg:width="0.762cm" svg:height="0.762cm" svg:x="19.288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542cm" svg:y1="7.477cm" svg:x2="19.796cm" svg:y2="7.223cm">
            <text:p/>
          </draw:line>
          <draw:line draw:style-name="gr5" draw:text-style-name="P4" draw:layer="layout" svg:x1="19.796cm" svg:y1="7.477cm" svg:x2="19.542cm" svg:y2="7.223cm">
            <text:p/>
          </draw:line>
        </draw:g>
        <draw:g draw:style-name="gr25">
          <draw:custom-shape draw:style-name="gr26" draw:text-style-name="P12" draw:layer="layout" svg:width="0.762cm" svg:height="0.762cm" svg:x="19.288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542cm" svg:y1="5.572cm" svg:x2="19.796cm" svg:y2="5.318cm">
            <text:p/>
          </draw:line>
          <draw:line draw:style-name="gr5" draw:text-style-name="P4" draw:layer="layout" svg:x1="19.796cm" svg:y1="5.572cm" svg:x2="19.542cm" svg:y2="5.318cm">
            <text:p/>
          </draw:line>
        </draw:g>
        <draw:line draw:style-name="gr19" draw:text-style-name="P4" draw:layer="layout" svg:x1="20.05cm" svg:y1="9.255cm" svg:x2="21.32cm" svg:y2="9.255cm">
          <text:p/>
        </draw:line>
        <draw:line draw:style-name="gr19" draw:text-style-name="P4" draw:layer="layout" svg:x1="20.05cm" svg:y1="7.35cm" svg:x2="21.32cm" svg:y2="7.35cm">
          <text:p/>
        </draw:line>
        <draw:line draw:style-name="gr19" draw:text-style-name="P4" draw:layer="layout" svg:x1="20.05cm" svg:y1="5.445cm" svg:x2="21.32cm" svg:y2="5.445cm">
          <text:p/>
        </draw:line>
        <draw:frame draw:style-name="gr27" draw:text-style-name="P6" draw:layer="layout" svg:width="8.884cm" svg:height="1.712cm" svg:x="3.165cm" svg:y="9.893cm">
          <draw:text-box>
            <text:p><text:span text:style-name="T3">AP: Butterworth Allpass</text:span></text:p>
            <text:p><text:span text:style-name="T3"/></text:p>
            <text:p><text:span text:style-name="T3">(Order of RL) / 2 = (Order of AP)</text:span></text:p>
          </draw:text-box>
        </draw:frame>
        <draw:frame draw:style-name="gr28" draw:text-style-name="P1" draw:layer="layout" svg:width="4.566cm" svg:height="0.738cm" svg:x="1.889cm" svg:y="2.548cm">
          <draw:text-box>
            <text:p><text:span text:style-name="T1">4 Band Crossover</text:span></text:p>
          </draw:text-box>
        </draw:frame>
        <draw:g draw:style-name="gr25">
          <draw:custom-shape draw:style-name="gr26" draw:text-style-name="P12" draw:layer="layout" svg:width="0.762cm" svg:height="0.762cm" svg:x="24.749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4.93cm" svg:y1="7.35cm" svg:x2="25.33cm" svg:y2="7.35cm">
            <text:p/>
          </draw:line>
          <draw:line draw:style-name="gr5" draw:text-style-name="P4" draw:layer="layout" svg:x1="25.13cm" svg:y1="7.55cm" svg:x2="25.13cm" svg:y2="7.15cm">
            <text:p/>
          </draw:line>
        </draw:g>
        <draw:line draw:style-name="gr5" draw:text-style-name="P4" draw:layer="layout" svg:x1="23.479cm" svg:y1="5.445cm" svg:x2="25.13cm" svg:y2="5.445cm">
          <text:p/>
        </draw:line>
        <draw:line draw:style-name="gr29" draw:text-style-name="P4" draw:layer="layout" svg:x1="25.13cm" svg:y1="5.445cm" svg:x2="25.13cm" svg:y2="6.969cm">
          <text:p/>
        </draw:line>
        <draw:line draw:style-name="gr30" draw:text-style-name="P4" draw:layer="layout" svg:x1="23.479cm" svg:y1="7.35cm" svg:x2="24.749cm" svg:y2="7.35cm">
          <text:p/>
        </draw:line>
        <draw:line draw:style-name="gr31" draw:text-style-name="P4" draw:layer="layout" svg:x1="23.479cm" svg:y1="9.255cm" svg:x2="24.749cm" svg:y2="9.255cm">
          <text:p/>
        </draw:line>
        <draw:line draw:style-name="gr32" draw:text-style-name="P4" draw:layer="layout" svg:x1="23.479cm" svg:y1="11.16cm" svg:x2="24.749cm" svg:y2="11.16cm">
          <text:p/>
        </draw:line>
        <draw:g draw:style-name="gr25">
          <draw:custom-shape draw:style-name="gr26" draw:text-style-name="P12" draw:layer="layout" svg:width="0.762cm" svg:height="0.762cm" svg:x="24.74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4.93cm" svg:y1="9.255cm" svg:x2="25.33cm" svg:y2="9.255cm">
            <text:p/>
          </draw:line>
          <draw:line draw:style-name="gr5" draw:text-style-name="P4" draw:layer="layout" svg:x1="25.13cm" svg:y1="9.455cm" svg:x2="25.13cm" svg:y2="9.055cm">
            <text:p/>
          </draw:line>
        </draw:g>
        <draw:line draw:style-name="gr30" draw:text-style-name="P4" draw:layer="layout" svg:x1="25.13cm" svg:y1="7.731cm" svg:x2="25.13cm" svg:y2="8.874cm">
          <text:p/>
        </draw:line>
        <draw:g draw:style-name="gr25">
          <draw:custom-shape draw:style-name="gr26" draw:text-style-name="P12" draw:layer="layout" svg:width="0.762cm" svg:height="0.762cm" svg:x="24.749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4.93cm" svg:y1="11.16cm" svg:x2="25.33cm" svg:y2="11.16cm">
            <text:p/>
          </draw:line>
          <draw:line draw:style-name="gr5" draw:text-style-name="P4" draw:layer="layout" svg:x1="25.13cm" svg:y1="11.36cm" svg:x2="25.13cm" svg:y2="10.96cm">
            <text:p/>
          </draw:line>
        </draw:g>
        <draw:line draw:style-name="gr30" draw:text-style-name="P4" draw:layer="layout" svg:x1="25.13cm" svg:y1="9.636cm" svg:x2="25.13cm" svg:y2="10.779cm">
          <text:p/>
        </draw:line>
        <draw:line draw:style-name="gr32" draw:text-style-name="P4" draw:layer="layout" svg:x1="25.511cm" svg:y1="11.16cm" svg:x2="26.4cm" svg:y2="11.16cm">
          <text:p/>
        </draw:line>
        <draw:frame draw:style-name="gr20" draw:text-style-name="P6" draw:layer="layout" svg:width="2.026cm" svg:height="0.738cm" svg:x="26.406cm" svg:y="10.803cm">
          <draw:text-box>
            <text:p><text:span text:style-name="T3">Output</text:span></text:p>
          </draw:text-box>
        </draw:frame>
      </draw:page>
      <draw:page draw:name="page3" draw:style-name="dp1" draw:master-page-name="Default">
        <draw:connector draw:style-name="gr13" draw:text-style-name="P4" draw:layer="layout" svg:x1="6.08cm" svg:y1="5.953cm" svg:x2="6.08cm" svg:y2="6.842cm" svg:d="M6080 5953v889" svg:viewBox="0 0 1 890">
          <text:p/>
        </draw:connector>
        <draw:line draw:style-name="gr16" draw:text-style-name="P4" draw:layer="layout" svg:x1="3.54cm" svg:y1="5.445cm" svg:x2="4.81cm" svg:y2="5.445cm">
          <text:p/>
        </draw:line>
        <draw:custom-shape draw:style-name="gr14" draw:text-style-name="P8" xml:id="id12" draw:id="id12" draw:layer="layout" svg:width="2.54cm" svg:height="1.016cm" svg:x="4.81cm" svg:y="8.747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svg:x1="6.08cm" svg:y1="7.858cm" svg:x2="6.08cm" svg:y2="8.747cm" draw:end-shape="id12" draw:end-glue-point="0" svg:d="M6080 7858v889" svg:viewBox="0 0 1 890">
          <text:p/>
        </draw:connector>
        <draw:line draw:style-name="gr19" draw:text-style-name="P4" draw:layer="layout" svg:x1="7.35cm" svg:y1="5.445cm" svg:x2="9.255cm" svg:y2="5.445cm">
          <text:p/>
        </draw:line>
        <draw:line draw:style-name="gr19" draw:text-style-name="P4" draw:layer="layout" svg:x1="7.35cm" svg:y1="7.35cm" svg:x2="9.255cm" svg:y2="7.35cm">
          <text:p/>
        </draw:line>
        <draw:line draw:style-name="gr19" draw:text-style-name="P4" draw:layer="layout" svg:x1="6.08cm" svg:y1="11.16cm" svg:x2="9.255cm" svg:y2="11.16cm">
          <text:p/>
        </draw:line>
        <draw:line draw:style-name="gr19" draw:text-style-name="P4" draw:layer="layout" svg:x1="7.34cm" svg:y1="9.255cm" svg:x2="9.255cm" svg:y2="9.255cm">
          <text:p/>
        </draw:line>
        <draw:line draw:style-name="gr5" draw:text-style-name="P4" draw:layer="layout" svg:x1="6.08cm" svg:y1="9.763cm" svg:x2="6.08cm" svg:y2="11.16cm">
          <text:p/>
        </draw:line>
        <draw:frame draw:style-name="gr20" draw:text-style-name="P6" draw:layer="layout" svg:width="2.026cm" svg:height="0.738cm" svg:x="9.636cm" svg:y="5.064cm">
          <draw:text-box>
            <text:p><text:span text:style-name="T3">Band 0</text:span></text:p>
          </draw:text-box>
        </draw:frame>
        <draw:frame draw:style-name="gr20" draw:text-style-name="P6" draw:layer="layout" svg:width="2.026cm" svg:height="0.738cm" svg:x="9.636cm" svg:y="6.969cm">
          <draw:text-box>
            <text:p><text:span text:style-name="T3">Band 1</text:span></text:p>
          </draw:text-box>
        </draw:frame>
        <draw:frame draw:style-name="gr20" draw:text-style-name="P6" draw:layer="layout" svg:width="2.026cm" svg:height="0.738cm" svg:x="9.636cm" svg:y="8.874cm">
          <draw:text-box>
            <text:p><text:span text:style-name="T3">Band 2</text:span></text:p>
          </draw:text-box>
        </draw:frame>
        <draw:frame draw:style-name="gr20" draw:text-style-name="P6" draw:layer="layout" svg:width="2.026cm" svg:height="0.738cm" svg:x="9.642cm" svg:y="10.803cm">
          <draw:text-box>
            <text:p><text:span text:style-name="T3">Band 3</text:span></text:p>
          </draw:text-box>
        </draw:frame>
        <draw:frame draw:style-name="gr21" draw:text-style-name="P10" draw:layer="layout" svg:width="1.349cm" svg:height="0.657cm" svg:x="7.35cm" svg:y="4.788cm">
          <draw:text-box>
            <text:p><text:span text:style-name="T6">High</text:span></text:p>
          </draw:text-box>
        </draw:frame>
        <draw:frame draw:style-name="gr22" draw:text-style-name="P10" draw:layer="layout" svg:width="1.137cm" svg:height="0.657cm" svg:x="6.08cm" svg:y="6.053cm">
          <draw:text-box>
            <text:p><text:span text:style-name="T6">Low</text:span></text:p>
          </draw:text-box>
        </draw:frame>
        <draw:frame draw:style-name="gr21" draw:text-style-name="P10" draw:layer="layout" svg:width="1.349cm" svg:height="0.657cm" svg:x="7.35cm" svg:y="6.693cm">
          <draw:text-box>
            <text:p><text:span text:style-name="T6">High</text:span></text:p>
          </draw:text-box>
        </draw:frame>
        <draw:frame draw:style-name="gr22" draw:text-style-name="P10" draw:layer="layout" svg:width="1.137cm" svg:height="0.657cm" svg:x="6.08cm" svg:y="7.963cm">
          <draw:text-box>
            <text:p><text:span text:style-name="T6">Low</text:span></text:p>
          </draw:text-box>
        </draw:frame>
        <draw:frame draw:style-name="gr22" draw:text-style-name="P10" draw:layer="layout" svg:width="1.137cm" svg:height="0.657cm" svg:x="6.08cm" svg:y="9.868cm">
          <draw:text-box>
            <text:p><text:span text:style-name="T6">Low</text:span></text:p>
          </draw:text-box>
        </draw:frame>
        <draw:frame draw:style-name="gr21" draw:text-style-name="P10" draw:layer="layout" svg:width="1.349cm" svg:height="0.657cm" svg:x="7.35cm" svg:y="8.598cm">
          <draw:text-box>
            <text:p><text:span text:style-name="T6">High</text:span></text:p>
          </draw:text-box>
        </draw:frame>
        <draw:line draw:style-name="gr23" draw:text-style-name="P4" draw:layer="layout" svg:x1="21.955cm" svg:y1="3.54cm" svg:x2="21.955cm" svg:y2="8.874cm">
          <text:p/>
        </draw:line>
        <draw:line draw:style-name="gr5" draw:text-style-name="P4" draw:layer="layout" svg:x1="20.431cm" svg:y1="3.54cm" svg:x2="21.955cm" svg:y2="3.54cm">
          <text:p/>
        </draw:line>
        <draw:frame draw:style-name="gr24" draw:text-style-name="P11" draw:layer="layout" svg:width="6.1cm" svg:height="1.27cm" svg:x="14.331cm" svg:y="2.905cm">
          <draw:text-box>
            <text:p><text:span text:style-name="T3">if M % 4 == 0 then +1 </text:span></text:p>
            <text:p><text:span text:style-name="T3"><text:s text:c="14"/></text:span><text:span text:style-name="T3">else -1</text:span></text:p>
          </draw:text-box>
        </draw:frame>
        <draw:frame draw:style-name="gr33" draw:text-style-name="P1" draw:layer="layout" svg:width="7.106cm" svg:height="0.738cm" svg:x="1.889cm" svg:y="2.548cm">
          <draw:text-box>
            <text:p><text:span text:style-name="T1">Efficient 4 Band Crossover</text:span></text:p>
          </draw:text-box>
        </draw:frame>
        <draw:line draw:style-name="gr19" draw:text-style-name="P4" draw:layer="layout" svg:x1="11.795cm" svg:y1="5.445cm" svg:x2="13.065cm" svg:y2="5.445cm">
          <text:p/>
        </draw:line>
        <draw:custom-shape draw:style-name="gr14" draw:text-style-name="P8" draw:layer="layout" svg:width="2.54cm" svg:height="1.016cm" svg:x="15.605cm" svg:y="6.842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795cm" svg:y1="7.35cm" svg:x2="13.954cm" svg:y2="7.35cm">
          <text:p/>
        </draw:line>
        <draw:custom-shape draw:style-name="gr14" draw:text-style-name="P8" draw:layer="layout" svg:width="2.54cm" svg:height="1.016cm" svg:x="13.065cm" svg:y="4.937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795cm" svg:y1="9.255cm" svg:x2="16.494cm" svg:y2="9.255cm">
          <text:p/>
        </draw:line>
        <draw:g draw:style-name="gr25">
          <draw:custom-shape draw:style-name="gr26" draw:text-style-name="P12" draw:layer="layout" svg:width="0.762cm" svg:height="0.762cm" svg:x="13.954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4.135cm" svg:y1="7.35cm" svg:x2="14.535cm" svg:y2="7.35cm">
            <text:p/>
          </draw:line>
          <draw:line draw:style-name="gr5" draw:text-style-name="P4" draw:layer="layout" svg:x1="14.335cm" svg:y1="7.55cm" svg:x2="14.335cm" svg:y2="7.15cm">
            <text:p/>
          </draw:line>
        </draw:g>
        <draw:custom-shape draw:style-name="gr14" draw:text-style-name="P8" draw:layer="layout" svg:width="2.54cm" svg:height="1.016cm" svg:x="4.81cm" svg:y="6.842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1.016cm" svg:x="4.81cm" svg:y="4.937cm">
          <text:p text:style-name="P9"><text:span text:style-name="T5">L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4.335cm" svg:y1="5.953cm" svg:x2="14.335cm" svg:y2="6.969cm">
          <text:p/>
        </draw:line>
        <draw:line draw:style-name="gr19" draw:text-style-name="P4" draw:layer="layout" svg:x1="16.875cm" svg:y1="7.858cm" svg:x2="16.875cm" svg:y2="8.874cm">
          <text:p/>
        </draw:line>
        <draw:line draw:style-name="gr19" draw:text-style-name="P4" draw:layer="layout" svg:x1="14.716cm" svg:y1="7.35cm" svg:x2="15.605cm" svg:y2="7.35cm">
          <text:p/>
        </draw:line>
        <draw:custom-shape draw:style-name="gr14" draw:text-style-name="P8" draw:layer="layout" svg:width="2.54cm" svg:height="1.016cm" svg:x="18.145cm" svg:y="8.747cm">
          <text:p text:style-name="P7"><text:span text:style-name="T4">AP</text:span></text:p>
          <draw:enhanced-geometry svg:viewBox="0 0 21600 21600" draw:type="rectangle" draw:enhanced-path="M 0 0 L 21600 0 21600 21600 0 21600 0 0 Z N"/>
        </draw:custom-shape>
        <draw:g draw:style-name="gr25">
          <draw:custom-shape draw:style-name="gr26" draw:text-style-name="P12" draw:layer="layout" svg:width="0.762cm" svg:height="0.762cm" svg:x="16.49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6.675cm" svg:y1="9.255cm" svg:x2="17.075cm" svg:y2="9.255cm">
            <text:p/>
          </draw:line>
          <draw:line draw:style-name="gr5" draw:text-style-name="P4" draw:layer="layout" svg:x1="16.875cm" svg:y1="9.455cm" svg:x2="16.875cm" svg:y2="9.055cm">
            <text:p/>
          </draw:line>
        </draw:g>
        <draw:line draw:style-name="gr19" draw:text-style-name="P4" draw:layer="layout" svg:x1="17.256cm" svg:y1="9.255cm" svg:x2="18.145cm" svg:y2="9.255cm">
          <text:p/>
        </draw:line>
        <draw:g draw:style-name="gr25">
          <draw:custom-shape draw:style-name="gr26" draw:text-style-name="P12" draw:layer="layout" svg:width="0.762cm" svg:height="0.762cm" svg:x="21.57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828cm" svg:y1="9.382cm" svg:x2="22.082cm" svg:y2="9.128cm">
            <text:p/>
          </draw:line>
          <draw:line draw:style-name="gr5" draw:text-style-name="P4" draw:layer="layout" svg:x1="22.082cm" svg:y1="9.382cm" svg:x2="21.828cm" svg:y2="9.128cm">
            <text:p/>
          </draw:line>
        </draw:g>
        <draw:line draw:style-name="gr23" draw:text-style-name="P4" draw:layer="layout" svg:x1="20.685cm" svg:y1="9.255cm" svg:x2="21.574cm" svg:y2="9.255cm">
          <text:p/>
        </draw:line>
        <draw:g draw:style-name="gr25">
          <draw:custom-shape draw:style-name="gr26" draw:text-style-name="P12" draw:layer="layout" svg:width="0.762cm" svg:height="0.762cm" svg:x="21.574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755cm" svg:y1="11.16cm" svg:x2="22.155cm" svg:y2="11.16cm">
            <text:p/>
          </draw:line>
          <draw:line draw:style-name="gr5" draw:text-style-name="P4" draw:layer="layout" svg:x1="21.955cm" svg:y1="11.36cm" svg:x2="21.955cm" svg:y2="10.96cm">
            <text:p/>
          </draw:line>
        </draw:g>
        <draw:line draw:style-name="gr19" draw:text-style-name="P4" draw:layer="layout" svg:x1="11.795cm" svg:y1="11.16cm" svg:x2="21.574cm" svg:y2="11.16cm">
          <text:p/>
        </draw:line>
        <draw:line draw:style-name="gr23" draw:text-style-name="P4" draw:layer="layout" svg:x1="21.955cm" svg:y1="9.636cm" svg:x2="21.955cm" svg:y2="10.779cm">
          <text:p/>
        </draw:line>
        <draw:line draw:style-name="gr19" draw:text-style-name="P4" draw:layer="layout" svg:x1="22.336cm" svg:y1="11.16cm" svg:x2="23.352cm" svg:y2="11.16cm">
          <text:p/>
        </draw:line>
        <draw:frame draw:style-name="gr9" draw:text-style-name="P6" draw:layer="layout" svg:width="1.772cm" svg:height="0.738cm" svg:x="1.762cm" svg:y="5.064cm">
          <draw:text-box>
            <text:p><text:span text:style-name="T3">Input</text:span></text:p>
          </draw:text-box>
        </draw:frame>
        <draw:frame draw:style-name="gr20" draw:text-style-name="P6" draw:layer="layout" svg:width="2.026cm" svg:height="0.738cm" svg:x="23.352cm" svg:y="10.803cm">
          <draw:text-box>
            <text:p><text:span text:style-name="T3">Output</text:span></text:p>
          </draw:text-box>
        </draw:frame>
      </draw:page>
      <draw:page draw:name="page4" draw:style-name="dp1" draw:master-page-name="Default">
        <draw:line draw:style-name="gr16" draw:text-style-name="P4" draw:layer="layout" svg:x1="3.541cm" svg:y1="5.452cm" svg:x2="7.604cm" svg:y2="5.445cm">
          <text:p/>
        </draw:line>
        <draw:custom-shape draw:style-name="gr34" draw:text-style-name="P8" xml:id="id13" draw:id="id13" draw:layer="layout" svg:width="1.27cm" svg:height="1.016cm" svg:x="6.08cm" svg:y="7.477cm">
          <text:p text:style-name="P7"><text:span text:style-name="T4">z</text:span><text:span text:style-name="T7">-1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72cm" svg:height="0.738cm" svg:x="1.763cm" svg:y="5.071cm">
          <draw:text-box>
            <text:p><text:span text:style-name="T3">Input</text:span></text:p>
          </draw:text-box>
        </draw:frame>
        <draw:custom-shape draw:style-name="gr6" draw:text-style-name="P5" xml:id="id15" draw:id="id15" draw:layer="layout" svg:width="0.254cm" svg:height="0.254cm" svg:x="4.68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14" draw:id="id14">
          <draw:custom-shape draw:style-name="gr26" draw:text-style-name="P12" draw:layer="layout" svg:width="0.762cm" svg:height="0.762cm" svg:x="7.604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785cm" svg:y1="5.445cm" svg:x2="8.185cm" svg:y2="5.445cm">
            <text:p/>
          </draw:line>
          <draw:line draw:style-name="gr5" draw:text-style-name="P4" draw:layer="layout" svg:x1="7.985cm" svg:y1="5.645cm" svg:x2="7.985cm" svg:y2="5.245cm">
            <text:p/>
          </draw:line>
        </draw:g>
        <draw:connector draw:style-name="gr35" draw:text-style-name="P4" draw:layer="layout" svg:x1="7.35cm" svg:y1="7.985cm" svg:x2="7.985cm" svg:y2="5.826cm" draw:start-shape="id13" draw:start-glue-point="1" draw:end-shape="id14" draw:end-glue-point="2" svg:d="M7350 7985h635v-2159" svg:viewBox="0 0 636 2160">
          <text:p/>
        </draw:connector>
        <draw:connector draw:style-name="gr36" draw:text-style-name="P4" draw:layer="layout" svg:x1="4.81cm" svg:y1="5.572cm" svg:x2="6.08cm" svg:y2="7.985cm" draw:start-shape="id15" draw:start-glue-point="8" draw:end-shape="id13" draw:end-glue-point="3" svg:d="M4810 5572v2413h1270" svg:viewBox="0 0 1271 2414">
          <text:p/>
        </draw:connector>
        <draw:g draw:style-name="gr25">
          <draw:custom-shape draw:style-name="gr37" draw:text-style-name="P13" draw:layer="layout" svg:width="1.016cm" svg:height="0.889cm" draw:transform="rotate (-3.14159265358979) translate (5.318cm 7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8" draw:text-style-name="P10" draw:layer="layout" svg:width="0.714cm" svg:height="0.657cm" svg:x="4.453cm" svg:y="6.461cm">
            <draw:text-box>
              <text:p><text:span text:style-name="T6">c</text:span></text:p>
            </draw:text-box>
          </draw:frame>
        </draw:g>
        <draw:custom-shape draw:style-name="gr34" draw:text-style-name="P8" xml:id="id16" draw:id="id16" draw:layer="layout" svg:width="1.27cm" svg:height="1.016cm" svg:x="10.525cm" svg:y="7.477cm">
          <text:p text:style-name="P7"><text:span text:style-name="T4">z</text:span><text:span text:style-name="T7">-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8" draw:id="id18" draw:layer="layout" svg:width="0.254cm" svg:height="0.254cm" svg:x="9.12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17" draw:id="id17">
          <draw:custom-shape draw:style-name="gr26" draw:text-style-name="P12" draw:layer="layout" svg:width="0.762cm" svg:height="0.762cm" svg:x="12.049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23cm" svg:y1="5.445cm" svg:x2="12.63cm" svg:y2="5.445cm">
            <text:p/>
          </draw:line>
          <draw:line draw:style-name="gr5" draw:text-style-name="P4" draw:layer="layout" svg:x1="12.43cm" svg:y1="5.645cm" svg:x2="12.43cm" svg:y2="5.245cm">
            <text:p/>
          </draw:line>
        </draw:g>
        <draw:connector draw:style-name="gr35" draw:text-style-name="P4" draw:layer="layout" svg:x1="11.795cm" svg:y1="7.985cm" svg:x2="12.43cm" svg:y2="5.826cm" draw:start-shape="id16" draw:start-glue-point="1" draw:end-shape="id17" draw:end-glue-point="2" svg:d="M11795 7985h635v-2159" svg:viewBox="0 0 636 2160">
          <text:p/>
        </draw:connector>
        <draw:connector draw:style-name="gr36" draw:text-style-name="P4" draw:layer="layout" svg:x1="9.255cm" svg:y1="5.572cm" svg:x2="10.525cm" svg:y2="7.985cm" draw:start-shape="id18" draw:start-glue-point="8" draw:end-shape="id16" draw:end-glue-point="3" svg:d="M9255 5572v2413h1270" svg:viewBox="0 0 1271 2414">
          <text:p/>
        </draw:connector>
        <draw:g draw:style-name="gr25">
          <draw:custom-shape draw:style-name="gr37" draw:text-style-name="P13" draw:layer="layout" svg:width="1.016cm" svg:height="0.889cm" draw:transform="rotate (-3.14159265358979) translate (9.763cm 7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8.898cm" svg:y="6.461cm">
            <draw:text-box>
              <text:p><text:span text:style-name="T6">c</text:span><text:span text:style-name="T8">2</text:span></text:p>
            </draw:text-box>
          </draw:frame>
        </draw:g>
        <draw:connector draw:style-name="gr40" draw:text-style-name="P4" draw:layer="layout" svg:x1="8.366cm" svg:y1="5.445cm" svg:x2="12.049cm" svg:y2="5.445cm" draw:start-shape="id14" draw:start-glue-point="1" draw:end-shape="id17" draw:end-glue-point="3" svg:d="M8366 5445h3683" svg:viewBox="0 0 3684 1">
          <text:p/>
        </draw:connector>
        <draw:custom-shape draw:style-name="gr34" draw:text-style-name="P8" xml:id="id19" draw:id="id19" draw:layer="layout" svg:width="1.27cm" svg:height="1.016cm" svg:x="14.97cm" svg:y="7.477cm">
          <text:p text:style-name="P7"><text:span text:style-name="T4">z</text:span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1" draw:id="id21" draw:layer="layout" svg:width="0.254cm" svg:height="0.254cm" svg:x="13.57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20" draw:id="id20">
          <draw:custom-shape draw:style-name="gr26" draw:text-style-name="P12" draw:layer="layout" svg:width="0.762cm" svg:height="0.762cm" svg:x="16.494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6.675cm" svg:y1="5.445cm" svg:x2="17.075cm" svg:y2="5.445cm">
            <text:p/>
          </draw:line>
          <draw:line draw:style-name="gr5" draw:text-style-name="P4" draw:layer="layout" svg:x1="16.875cm" svg:y1="5.645cm" svg:x2="16.875cm" svg:y2="5.245cm">
            <text:p/>
          </draw:line>
        </draw:g>
        <draw:connector draw:style-name="gr35" draw:text-style-name="P4" draw:layer="layout" svg:x1="16.24cm" svg:y1="7.985cm" svg:x2="16.875cm" svg:y2="5.826cm" draw:start-shape="id19" draw:start-glue-point="1" draw:end-shape="id20" draw:end-glue-point="2" svg:d="M16240 7985h635v-2159" svg:viewBox="0 0 636 2160">
          <text:p/>
        </draw:connector>
        <draw:connector draw:style-name="gr36" draw:text-style-name="P4" draw:layer="layout" svg:x1="13.7cm" svg:y1="5.572cm" svg:x2="14.97cm" svg:y2="7.985cm" draw:start-shape="id21" draw:start-glue-point="8" draw:end-shape="id19" draw:end-glue-point="3" svg:d="M13700 5572v2413h1270" svg:viewBox="0 0 1271 2414">
          <text:p/>
        </draw:connector>
        <draw:g draw:style-name="gr25">
          <draw:custom-shape draw:style-name="gr37" draw:text-style-name="P13" draw:layer="layout" svg:width="1.016cm" svg:height="0.889cm" draw:transform="rotate (-3.14159265358979) translate (14.208cm 7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3.343cm" svg:y="6.461cm">
            <draw:text-box>
              <text:p><text:span text:style-name="T6">c</text:span><text:span text:style-name="T8">4</text:span></text:p>
            </draw:text-box>
          </draw:frame>
        </draw:g>
        <draw:custom-shape draw:style-name="gr34" draw:text-style-name="P8" xml:id="id22" draw:id="id22" draw:layer="layout" svg:width="1.27cm" svg:height="1.016cm" svg:x="19.542cm" svg:y="7.477cm">
          <text:p text:style-name="P7"><text:span text:style-name="T4">z</text:span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4" draw:id="id24" draw:layer="layout" svg:width="0.254cm" svg:height="0.254cm" svg:x="18.145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23" draw:id="id23">
          <draw:custom-shape draw:style-name="gr26" draw:text-style-name="P12" draw:layer="layout" svg:width="0.762cm" svg:height="0.762cm" svg:x="21.066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247cm" svg:y1="5.445cm" svg:x2="21.647cm" svg:y2="5.445cm">
            <text:p/>
          </draw:line>
          <draw:line draw:style-name="gr5" draw:text-style-name="P4" draw:layer="layout" svg:x1="21.447cm" svg:y1="5.645cm" svg:x2="21.447cm" svg:y2="5.245cm">
            <text:p/>
          </draw:line>
        </draw:g>
        <draw:connector draw:style-name="gr35" draw:text-style-name="P4" draw:layer="layout" svg:x1="20.812cm" svg:y1="7.985cm" svg:x2="21.447cm" svg:y2="5.826cm" draw:start-shape="id22" draw:start-glue-point="1" draw:end-shape="id23" draw:end-glue-point="2" svg:d="M20812 7985h635v-2159" svg:viewBox="0 0 636 2160">
          <text:p/>
        </draw:connector>
        <draw:connector draw:style-name="gr36" draw:text-style-name="P4" draw:layer="layout" svg:x1="18.272cm" svg:y1="5.572cm" svg:x2="19.542cm" svg:y2="7.985cm" draw:start-shape="id24" draw:start-glue-point="8" draw:end-shape="id22" draw:end-glue-point="3" svg:d="M18272 5572v2413h1270" svg:viewBox="0 0 1271 2414">
          <text:p/>
        </draw:connector>
        <draw:g draw:style-name="gr25">
          <draw:custom-shape draw:style-name="gr37" draw:text-style-name="P13" draw:layer="layout" svg:width="1.016cm" svg:height="0.889cm" draw:transform="rotate (-3.14159265358979) translate (18.78cm 7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7.915cm" svg:y="6.461cm">
            <draw:text-box>
              <text:p><text:span text:style-name="T6">c</text:span><text:span text:style-name="T8">8</text:span></text:p>
            </draw:text-box>
          </draw:frame>
        </draw:g>
        <draw:connector draw:style-name="gr41" draw:text-style-name="P4" draw:layer="layout" svg:x1="12.811cm" svg:y1="5.445cm" svg:x2="16.494cm" svg:y2="5.445cm" draw:start-shape="id17" draw:start-glue-point="1" draw:end-shape="id20" draw:end-glue-point="3" svg:d="M12811 5445h3683" svg:viewBox="0 0 3684 1">
          <text:p/>
        </draw:connector>
        <draw:connector draw:style-name="gr42" draw:text-style-name="P4" draw:layer="layout" svg:x1="17.256cm" svg:y1="5.445cm" svg:x2="21.066cm" svg:y2="5.445cm" draw:start-shape="id20" draw:start-glue-point="1" draw:end-shape="id23" draw:end-glue-point="3" svg:d="M17256 5445h3810" svg:viewBox="0 0 3811 1">
          <text:p/>
        </draw:connector>
        <draw:line draw:style-name="gr43" draw:text-style-name="P4" draw:layer="layout" svg:x1="21.828cm" svg:y1="5.445cm" svg:x2="22.717cm" svg:y2="5.445cm">
          <text:p/>
        </draw:line>
        <draw:frame draw:style-name="gr20" draw:text-style-name="P6" draw:layer="layout" svg:width="2.026cm" svg:height="0.738cm" svg:x="22.717cm" svg:y="5.088cm">
          <draw:text-box>
            <text:p><text:span text:style-name="T3">Output</text:span></text:p>
          </draw:text-box>
        </draw:frame>
        <draw:frame draw:style-name="gr44" draw:text-style-name="P1" draw:layer="layout" svg:width="13.71cm" svg:height="0.738cm" svg:x="1.889cm" svg:y="3.794cm">
          <draw:text-box>
            <text:p text:style-name="P14"><text:span text:style-name="T9">1-Pole Complex Filter, Time Forward (Fwd. 1-pole)</text:span></text:p>
          </draw:text-box>
        </draw:frame>
        <draw:line draw:style-name="gr16" draw:text-style-name="P4" draw:layer="layout" svg:x1="3.547cm" svg:y1="11.167cm" svg:x2="7.61cm" svg:y2="11.16cm">
          <text:p/>
        </draw:line>
        <draw:custom-shape draw:style-name="gr34" draw:text-style-name="P8" xml:id="id25" draw:id="id25" draw:layer="layout" svg:width="1.27cm" svg:height="1.016cm" svg:x="6.086cm" svg:y="13.192cm">
          <text:p text:style-name="P7"><text:span text:style-name="T4">z</text:span><text:span text:style-name="T7">-1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72cm" svg:height="0.738cm" svg:x="1.769cm" svg:y="10.786cm">
          <draw:text-box>
            <text:p><text:span text:style-name="T3">Input</text:span></text:p>
          </draw:text-box>
        </draw:frame>
        <draw:custom-shape draw:style-name="gr6" draw:text-style-name="P5" xml:id="id27" draw:id="id27" draw:layer="layout" svg:width="0.254cm" svg:height="0.254cm" svg:x="4.689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26" draw:id="id26">
          <draw:custom-shape draw:style-name="gr26" draw:text-style-name="P12" draw:layer="layout" svg:width="0.762cm" svg:height="0.762cm" svg:x="7.61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791cm" svg:y1="11.16cm" svg:x2="8.191cm" svg:y2="11.16cm">
            <text:p/>
          </draw:line>
          <draw:line draw:style-name="gr5" draw:text-style-name="P4" draw:layer="layout" svg:x1="7.991cm" svg:y1="11.36cm" svg:x2="7.991cm" svg:y2="10.96cm">
            <text:p/>
          </draw:line>
        </draw:g>
        <draw:connector draw:style-name="gr35" draw:text-style-name="P4" draw:layer="layout" svg:x1="7.356cm" svg:y1="13.7cm" svg:x2="7.991cm" svg:y2="11.541cm" draw:start-shape="id25" draw:start-glue-point="1" draw:end-shape="id26" draw:end-glue-point="2" svg:d="M7356 13700h635v-2159" svg:viewBox="0 0 636 2160">
          <text:p/>
        </draw:connector>
        <draw:connector draw:style-name="gr36" draw:text-style-name="P4" draw:layer="layout" svg:x1="4.816cm" svg:y1="11.287cm" svg:x2="6.086cm" svg:y2="13.7cm" draw:start-shape="id27" draw:start-glue-point="8" draw:end-shape="id25" draw:end-glue-point="3" svg:d="M4816 11287v2413h1270" svg:viewBox="0 0 1271 2414">
          <text:p/>
        </draw:connector>
        <draw:custom-shape draw:style-name="gr34" draw:text-style-name="P8" xml:id="id28" draw:id="id28" draw:layer="layout" svg:width="1.27cm" svg:height="1.016cm" svg:x="10.531cm" svg:y="13.192cm">
          <text:p text:style-name="P7"><text:span text:style-name="T4">z</text:span><text:span text:style-name="T7">-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0" draw:id="id30" draw:layer="layout" svg:width="0.254cm" svg:height="0.254cm" svg:x="9.13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29" draw:id="id29">
          <draw:custom-shape draw:style-name="gr26" draw:text-style-name="P12" draw:layer="layout" svg:width="0.762cm" svg:height="0.762cm" svg:x="12.055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236cm" svg:y1="11.16cm" svg:x2="12.636cm" svg:y2="11.16cm">
            <text:p/>
          </draw:line>
          <draw:line draw:style-name="gr5" draw:text-style-name="P4" draw:layer="layout" svg:x1="12.436cm" svg:y1="11.36cm" svg:x2="12.436cm" svg:y2="10.96cm">
            <text:p/>
          </draw:line>
        </draw:g>
        <draw:connector draw:style-name="gr35" draw:text-style-name="P4" draw:layer="layout" svg:x1="11.801cm" svg:y1="13.7cm" svg:x2="12.436cm" svg:y2="11.541cm" draw:start-shape="id28" draw:start-glue-point="1" draw:end-shape="id29" draw:end-glue-point="2" svg:d="M11801 13700h635v-2159" svg:viewBox="0 0 636 2160">
          <text:p/>
        </draw:connector>
        <draw:connector draw:style-name="gr36" draw:text-style-name="P4" draw:layer="layout" svg:x1="9.261cm" svg:y1="11.287cm" svg:x2="10.531cm" svg:y2="13.7cm" draw:start-shape="id30" draw:start-glue-point="8" draw:end-shape="id28" draw:end-glue-point="3" svg:d="M9261 11287v2413h1270" svg:viewBox="0 0 1271 2414">
          <text:p/>
        </draw:connector>
        <draw:connector draw:style-name="gr40" draw:text-style-name="P4" draw:layer="layout" svg:x1="8.372cm" svg:y1="11.16cm" svg:x2="12.055cm" svg:y2="11.16cm" draw:start-shape="id26" draw:start-glue-point="1" draw:end-shape="id29" draw:end-glue-point="3" svg:d="M8372 11160h3683" svg:viewBox="0 0 3684 1">
          <text:p/>
        </draw:connector>
        <draw:custom-shape draw:style-name="gr34" draw:text-style-name="P8" xml:id="id31" draw:id="id31" draw:layer="layout" svg:width="1.27cm" svg:height="1.016cm" svg:x="14.976cm" svg:y="13.192cm">
          <text:p text:style-name="P7"><text:span text:style-name="T4">z</text:span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3" draw:id="id33" draw:layer="layout" svg:width="0.254cm" svg:height="0.254cm" svg:x="13.579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32" draw:id="id32">
          <draw:custom-shape draw:style-name="gr26" draw:text-style-name="P12" draw:layer="layout" svg:width="0.762cm" svg:height="0.762cm" svg:x="16.5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6.681cm" svg:y1="11.16cm" svg:x2="17.081cm" svg:y2="11.16cm">
            <text:p/>
          </draw:line>
          <draw:line draw:style-name="gr5" draw:text-style-name="P4" draw:layer="layout" svg:x1="16.881cm" svg:y1="11.36cm" svg:x2="16.881cm" svg:y2="10.96cm">
            <text:p/>
          </draw:line>
        </draw:g>
        <draw:connector draw:style-name="gr35" draw:text-style-name="P4" draw:layer="layout" svg:x1="16.246cm" svg:y1="13.7cm" svg:x2="16.881cm" svg:y2="11.541cm" draw:start-shape="id31" draw:start-glue-point="1" draw:end-shape="id32" draw:end-glue-point="2" svg:d="M16246 13700h635v-2159" svg:viewBox="0 0 636 2160">
          <text:p/>
        </draw:connector>
        <draw:connector draw:style-name="gr36" draw:text-style-name="P4" draw:layer="layout" svg:x1="13.706cm" svg:y1="11.287cm" svg:x2="14.976cm" svg:y2="13.7cm" draw:start-shape="id33" draw:start-glue-point="8" draw:end-shape="id31" draw:end-glue-point="3" svg:d="M13706 11287v2413h1270" svg:viewBox="0 0 1271 2414">
          <text:p/>
        </draw:connector>
        <draw:custom-shape draw:style-name="gr34" draw:text-style-name="P8" xml:id="id34" draw:id="id34" draw:layer="layout" svg:width="1.27cm" svg:height="1.016cm" svg:x="19.548cm" svg:y="13.192cm">
          <text:p text:style-name="P7"><text:span text:style-name="T4">z</text:span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6" draw:id="id36" draw:layer="layout" svg:width="0.254cm" svg:height="0.254cm" svg:x="18.151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 xml:id="id35" draw:id="id35">
          <draw:custom-shape draw:style-name="gr26" draw:text-style-name="P12" draw:layer="layout" svg:width="0.762cm" svg:height="0.762cm" svg:x="21.072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253cm" svg:y1="11.16cm" svg:x2="21.653cm" svg:y2="11.16cm">
            <text:p/>
          </draw:line>
          <draw:line draw:style-name="gr5" draw:text-style-name="P4" draw:layer="layout" svg:x1="21.453cm" svg:y1="11.36cm" svg:x2="21.453cm" svg:y2="10.96cm">
            <text:p/>
          </draw:line>
        </draw:g>
        <draw:connector draw:style-name="gr35" draw:text-style-name="P4" draw:layer="layout" svg:x1="20.818cm" svg:y1="13.7cm" svg:x2="21.453cm" svg:y2="11.541cm" draw:start-shape="id34" draw:start-glue-point="1" draw:end-shape="id35" draw:end-glue-point="2" svg:d="M20818 13700h635v-2159" svg:viewBox="0 0 636 2160">
          <text:p/>
        </draw:connector>
        <draw:connector draw:style-name="gr36" draw:text-style-name="P4" draw:layer="layout" svg:x1="18.278cm" svg:y1="11.287cm" svg:x2="19.548cm" svg:y2="13.7cm" draw:start-shape="id36" draw:start-glue-point="8" draw:end-shape="id34" draw:end-glue-point="3" svg:d="M18278 11287v2413h1270" svg:viewBox="0 0 1271 2414">
          <text:p/>
        </draw:connector>
        <draw:connector draw:style-name="gr41" draw:text-style-name="P4" draw:layer="layout" svg:x1="12.817cm" svg:y1="11.16cm" svg:x2="16.5cm" svg:y2="11.16cm" draw:start-shape="id29" draw:start-glue-point="1" draw:end-shape="id32" draw:end-glue-point="3" svg:d="M12817 11160h3683" svg:viewBox="0 0 3684 1">
          <text:p/>
        </draw:connector>
        <draw:connector draw:style-name="gr42" draw:text-style-name="P4" draw:layer="layout" svg:x1="17.262cm" svg:y1="11.16cm" svg:x2="21.072cm" svg:y2="11.16cm" draw:start-shape="id32" draw:start-glue-point="1" draw:end-shape="id35" draw:end-glue-point="3" svg:d="M17262 11160h3810" svg:viewBox="0 0 3811 1">
          <text:p/>
        </draw:connector>
        <draw:line draw:style-name="gr43" draw:text-style-name="P4" draw:layer="layout" svg:x1="21.834cm" svg:y1="11.16cm" svg:x2="22.723cm" svg:y2="11.16cm">
          <text:p/>
        </draw:line>
        <draw:frame draw:style-name="gr20" draw:text-style-name="P6" draw:layer="layout" svg:width="2.026cm" svg:height="0.738cm" svg:x="22.723cm" svg:y="10.803cm">
          <draw:text-box>
            <text:p><text:span text:style-name="T3">Output</text:span></text:p>
          </draw:text-box>
        </draw:frame>
        <draw:frame draw:style-name="gr45" draw:text-style-name="P1" draw:layer="layout" svg:width="14.218cm" svg:height="0.738cm" svg:x="1.895cm" svg:y="9.509cm">
          <draw:text-box>
            <text:p text:style-name="P14"><text:span text:style-name="T9">1-Pole Complex Filter, Time Reversed (Rev. 1-pole)</text:span></text:p>
          </draw:text-box>
        </draw:frame>
        <draw:g draw:style-name="gr25">
          <draw:custom-shape draw:style-name="gr37" draw:text-style-name="P13" draw:layer="layout" svg:width="1.016cm" svg:height="0.889cm" draw:transform="rotate (-1.5707963267949) translate (11.02cm 10.6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0.017cm" svg:y="10.82cm">
            <draw:text-box>
              <text:p><text:span text:style-name="T6">c</text:span><text:span text:style-name="T8">2</text:span></text:p>
            </draw:text-box>
          </draw:frame>
        </draw:g>
        <draw:g draw:style-name="gr25">
          <draw:custom-shape draw:style-name="gr37" draw:text-style-name="P13" draw:layer="layout" svg:width="1.016cm" svg:height="0.889cm" draw:transform="rotate (-1.5707963267949) translate (6.575cm 10.6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8" draw:text-style-name="P10" draw:layer="layout" svg:width="0.714cm" svg:height="0.657cm" svg:x="5.572cm" svg:y="10.82cm">
            <draw:text-box>
              <text:p><text:span text:style-name="T6">c</text:span></text:p>
            </draw:text-box>
          </draw:frame>
        </draw:g>
        <draw:g draw:style-name="gr25">
          <draw:custom-shape draw:style-name="gr37" draw:text-style-name="P13" draw:layer="layout" svg:width="1.016cm" svg:height="0.889cm" draw:transform="rotate (-1.5707963267949) translate (15.478cm 10.6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4.475cm" svg:y="10.82cm">
            <draw:text-box>
              <text:p><text:span text:style-name="T6">c</text:span><text:span text:style-name="T8">4</text:span></text:p>
            </draw:text-box>
          </draw:frame>
        </draw:g>
        <draw:g draw:style-name="gr25">
          <draw:custom-shape draw:style-name="gr37" draw:text-style-name="P13" draw:layer="layout" svg:width="1.016cm" svg:height="0.889cm" draw:transform="rotate (-1.5707963267949) translate (19.923cm 10.6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9" draw:text-style-name="P10" draw:layer="layout" svg:width="0.837cm" svg:height="0.657cm" svg:x="18.92cm" svg:y="10.82cm">
            <draw:text-box>
              <text:p><text:span text:style-name="T6">c</text:span><text:span text:style-name="T8">8</text:span></text:p>
            </draw:text-box>
          </draw:frame>
        </draw:g>
      </draw:page>
      <draw:page draw:name="page5" draw:style-name="dp1" draw:master-page-name="Default">
        <draw:frame draw:style-name="gr46" draw:text-style-name="P1" draw:layer="layout" svg:width="17.52cm" svg:height="0.738cm" svg:x="1.903cm" svg:y="2.524cm">
          <draw:text-box>
            <text:p text:style-name="P14"><text:span text:style-name="T9">2-Pole Complex Conjugate Filter (Fwd. 2-pole or Rev. 2-pole)</text:span></text:p>
          </draw:text-box>
        </draw:frame>
        <draw:line draw:style-name="gr16" draw:text-style-name="P4" draw:layer="layout" svg:x1="3.54cm" svg:y1="5.438cm" svg:x2="4.809cm" svg:y2="5.438cm">
          <text:p/>
        </draw:line>
        <draw:frame draw:style-name="gr9" draw:text-style-name="P6" draw:layer="layout" svg:width="1.772cm" svg:height="0.738cm" svg:x="1.762cm" svg:y="5.057cm">
          <draw:text-box>
            <text:p><text:span text:style-name="T3">Input</text:span></text:p>
          </draw:text-box>
        </draw:frame>
        <draw:custom-shape draw:style-name="gr47" draw:text-style-name="P16" xml:id="id40" draw:id="id40" draw:layer="layout" svg:width="5.08cm" svg:height="2.54cm" svg:x="4.809cm" svg:y="4.175cm">
          <text:p text:style-name="P15"><text:span text:style-name="T10">Fwd. 1-pole</text:span></text:p>
          <text:p text:style-name="P15"><text:span text:style-name="T10">or</text:span></text:p>
          <text:p text:style-name="P15"><text:span text:style-name="T10">Rev. 1-po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7" draw:id="id37" draw:layer="layout" svg:width="0.254cm" svg:height="0.254cm" svg:x="11.03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8" xml:id="id39" draw:id="id39" draw:layer="layout" svg:width="1.27cm" svg:height="1.016cm" svg:x="12.429cm" svg:y="3.66cm">
          <text:p text:style-name="P17"><text:span text:style-name="T10">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xml:id="id38" draw:id="id38" draw:layer="layout" svg:width="1.27cm" svg:height="1.016cm" svg:x="12.429cm" svg:y="6.2cm">
          <text:p text:style-name="P17"><text:span text:style-name="T10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4" draw:layer="layout" svg:x1="11.16cm" svg:y1="5.572cm" svg:x2="12.429cm" svg:y2="6.708cm" draw:start-shape="id37" draw:start-glue-point="8" draw:end-shape="id38" draw:end-glue-point="3" svg:d="M11160 5572v1136h1269" svg:viewBox="0 0 1270 1137">
          <text:p/>
        </draw:connector>
        <draw:connector draw:style-name="gr51" draw:text-style-name="P4" draw:layer="layout" svg:x1="11.16cm" svg:y1="5.318cm" svg:x2="12.429cm" svg:y2="4.168cm" draw:start-shape="id37" draw:start-glue-point="4" draw:end-shape="id39" draw:end-glue-point="3" svg:d="M11160 5318v-1150h1269" svg:viewBox="0 0 1270 1151">
          <text:p/>
        </draw:connector>
        <draw:connector draw:style-name="gr52" draw:text-style-name="P19" draw:layer="layout" svg:x1="9.889cm" svg:y1="5.445cm" svg:x2="11.033cm" svg:y2="5.445cm" draw:start-shape="id40" draw:start-glue-point="1" draw:end-shape="id37" draw:end-glue-point="6" svg:d="M9889 5445h1144" svg:viewBox="0 0 1145 1">
          <text:p/>
        </draw:connector>
        <draw:g draw:style-name="gr25" xml:id="id41" draw:id="id41">
          <draw:custom-shape draw:style-name="gr26" draw:text-style-name="P12" draw:layer="layout" svg:width="0.762cm" svg:height="0.762cm" svg:x="16.493cm" svg:y="5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6.674cm" svg:y1="5.438cm" svg:x2="17.074cm" svg:y2="5.438cm">
            <text:p/>
          </draw:line>
          <draw:line draw:style-name="gr5" draw:text-style-name="P4" draw:layer="layout" svg:x1="16.874cm" svg:y1="5.638cm" svg:x2="16.874cm" svg:y2="5.238cm">
            <text:p/>
          </draw:line>
        </draw:g>
        <draw:connector draw:style-name="gr53" draw:text-style-name="P4" draw:layer="layout" svg:x1="13.699cm" svg:y1="6.708cm" svg:x2="16.874cm" svg:y2="5.819cm" draw:start-shape="id38" draw:start-glue-point="1" draw:end-shape="id41" draw:end-glue-point="2" svg:d="M13699 6708h3175v-889" svg:viewBox="0 0 3176 890">
          <text:p/>
        </draw:connector>
        <draw:connector draw:style-name="gr54" draw:text-style-name="P4" draw:layer="layout" svg:x1="13.699cm" svg:y1="4.168cm" svg:x2="16.874cm" svg:y2="5.057cm" draw:start-shape="id39" draw:start-glue-point="1" draw:end-shape="id41" draw:end-glue-point="0" svg:d="M13699 4168h3175v889" svg:viewBox="0 0 3176 890">
          <text:p/>
        </draw:connector>
        <draw:g draw:style-name="gr25">
          <draw:custom-shape draw:style-name="gr55" draw:text-style-name="P13" draw:layer="layout" svg:width="1.27cm" svg:height="1.27cm" draw:transform="rotate (-1.5707963267949) translate (15.985cm 6.07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6" draw:text-style-name="P10" draw:layer="layout" svg:width="1.279cm" svg:height="0.739cm" svg:x="14.579cm" svg:y="6.374cm">
            <draw:text-box>
              <text:p><text:span text:style-name="T6">a/b</text:span></text:p>
            </draw:text-box>
          </draw:frame>
        </draw:g>
        <draw:line draw:style-name="gr57" draw:text-style-name="P4" draw:layer="layout" svg:x1="17.255cm" svg:y1="5.438cm" svg:x2="18.144cm" svg:y2="5.438cm">
          <text:p/>
        </draw:line>
        <draw:frame draw:style-name="gr20" draw:text-style-name="P6" draw:layer="layout" svg:width="2.026cm" svg:height="0.738cm" svg:x="18.144cm" svg:y="5.081cm">
          <draw:text-box>
            <text:p><text:span text:style-name="T3">Output</text:span></text:p>
          </draw:text-box>
        </draw:frame>
        <draw:frame draw:style-name="gr58" draw:text-style-name="P6" draw:layer="layout" svg:width="8.63cm" svg:height="0.738cm" svg:x="4.683cm" svg:y="7.748cm">
          <draw:text-box>
            <text:p><text:span text:style-name="T3">Input and Output are real value.</text:span></text:p>
          </draw:text-box>
        </draw:frame>
      </draw:page>
      <draw:page draw:name="page6" draw:style-name="dp1" draw:master-page-name="Default">
        <draw:frame draw:style-name="gr46" draw:text-style-name="P1" draw:layer="layout" svg:width="17.52cm" svg:height="0.738cm" svg:x="1.889cm" svg:y="5.064cm">
          <draw:text-box>
            <text:p text:style-name="P14"><text:span text:style-name="T9">FIR Butterworth Second Order Section (Fwd./Rev. FIR Butter SOS)</text:span></text:p>
          </draw:text-box>
        </draw:frame>
        <draw:frame draw:style-name="gr9" draw:text-style-name="P6" draw:layer="layout" svg:width="1.772cm" svg:height="0.738cm" svg:x="1.762cm" svg:y="6.962cm">
          <draw:text-box>
            <text:p><text:span text:style-name="T3">Input</text:span></text:p>
          </draw:text-box>
        </draw:frame>
        <draw:custom-shape draw:style-name="gr59" draw:text-style-name="P18" xml:id="id42" draw:id="id42" draw:layer="layout" svg:width="3.81cm" svg:height="2.54cm" svg:x="6.08cm" svg:y="6.08cm">
          <text:p text:style-name="P20"><text:span text:style-name="T10">Fwd. 2-pole</text:span></text:p>
          <text:p text:style-name="P21"><text:span text:style-name="T10">or</text:span></text:p>
          <text:p text:style-name="P21"><text:span text:style-name="T10">Rev. 2-p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6" draw:layer="layout" svg:width="2.026cm" svg:height="0.762cm" svg:x="16.881cm" svg:y="6.969cm">
          <draw:text-box>
            <text:p><text:span text:style-name="T3">Output</text:span></text:p>
          </draw:text-box>
        </draw:frame>
        <draw:custom-shape draw:style-name="gr34" draw:text-style-name="P8" xml:id="id45" draw:id="id45" draw:layer="layout" svg:width="1.27cm" svg:height="1.016cm" svg:x="11.541cm" svg:y="8.747cm">
          <text:p text:style-name="P7"><text:span text:style-name="T4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xml:id="id46" draw:id="id46" draw:layer="layout" svg:width="1.27cm" svg:height="1.016cm" svg:x="11.541cm" svg:y="10.652cm">
          <text:p text:style-name="P7"><text:span text:style-name="T4">z</text:span><text:span text:style-name="T7">-2</text:span></text:p>
          <draw:enhanced-geometry svg:viewBox="0 0 21600 21600" draw:type="rectangle" draw:enhanced-path="M 0 0 L 21600 0 21600 21600 0 21600 0 0 Z N"/>
        </draw:custom-shape>
        <draw:g draw:style-name="gr25" xml:id="id48" draw:id="id48">
          <draw:custom-shape draw:style-name="gr26" draw:text-style-name="P12" draw:layer="layout" svg:width="0.762cm" svg:height="0.762cm" svg:x="15.224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5.405cm" svg:y1="7.35cm" svg:x2="15.805cm" svg:y2="7.35cm">
            <text:p/>
          </draw:line>
          <draw:line draw:style-name="gr5" draw:text-style-name="P4" draw:layer="layout" svg:x1="15.605cm" svg:y1="7.55cm" svg:x2="15.605cm" svg:y2="7.15cm">
            <text:p/>
          </draw:line>
        </draw:g>
        <draw:g draw:style-name="gr25" xml:id="id47" draw:id="id47">
          <draw:custom-shape draw:style-name="gr26" draw:text-style-name="P12" draw:layer="layout" svg:width="0.762cm" svg:height="0.762cm" svg:x="15.22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5.405cm" svg:y1="9.255cm" svg:x2="15.805cm" svg:y2="9.255cm">
            <text:p/>
          </draw:line>
          <draw:line draw:style-name="gr5" draw:text-style-name="P4" draw:layer="layout" svg:x1="15.605cm" svg:y1="9.455cm" svg:x2="15.605cm" svg:y2="9.055cm">
            <text:p/>
          </draw:line>
        </draw:g>
        <draw:custom-shape draw:style-name="gr6" draw:text-style-name="P5" xml:id="id43" draw:id="id43" draw:layer="layout" svg:width="0.254cm" svg:height="0.254cm" svg:x="10.39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9" draw:layer="layout" svg:x1="9.89cm" svg:y1="7.35cm" svg:x2="10.398cm" svg:y2="7.35cm" draw:start-shape="id42" draw:start-glue-point="1" draw:end-shape="id43" draw:end-glue-point="6" svg:d="M9890 7350h508" svg:viewBox="0 0 509 1">
          <text:p/>
        </draw:connector>
        <draw:custom-shape draw:style-name="gr6" draw:text-style-name="P5" xml:id="id44" draw:id="id44" draw:layer="layout" svg:width="0.254cm" svg:height="0.254cm" svg:x="10.398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10.652cm" svg:y1="9.255cm" svg:x2="11.541cm" svg:y2="9.255cm" draw:start-shape="id44" draw:start-glue-point="10" draw:end-shape="id45" draw:end-glue-point="3" svg:d="M10652 9255h889" svg:viewBox="0 0 890 1">
          <text:p/>
        </draw:connector>
        <draw:connector draw:style-name="gr62" draw:text-style-name="P4" draw:layer="layout" svg:x1="10.525cm" svg:y1="9.382cm" svg:x2="11.541cm" svg:y2="11.16cm" draw:start-shape="id44" draw:start-glue-point="8" draw:end-shape="id46" draw:end-glue-point="3" svg:d="M10525 9382v1778h1016" svg:viewBox="0 0 1017 1779">
          <text:p/>
        </draw:connector>
        <draw:connector draw:style-name="gr52" draw:text-style-name="P19" draw:layer="layout" svg:x1="10.525cm" svg:y1="7.477cm" svg:x2="10.525cm" svg:y2="9.128cm" draw:start-shape="id43" draw:start-glue-point="8" draw:end-shape="id44" draw:end-glue-point="4" svg:d="M10525 7477v1651" svg:viewBox="0 0 1 1652">
          <text:p/>
        </draw:connector>
        <draw:connector draw:style-name="gr63" draw:text-style-name="P4" draw:layer="layout" svg:x1="12.811cm" svg:y1="9.255cm" svg:x2="15.224cm" svg:y2="9.255cm" draw:start-shape="id45" draw:start-glue-point="1" draw:end-shape="id47" draw:end-glue-point="3" svg:d="M12811 9255h2413" svg:viewBox="0 0 2414 1">
          <text:p/>
        </draw:connector>
        <draw:connector draw:style-name="gr64" draw:text-style-name="P4" draw:layer="layout" svg:x1="12.811cm" svg:y1="11.16cm" svg:x2="15.605cm" svg:y2="9.636cm" draw:start-shape="id46" draw:start-glue-point="1" draw:end-shape="id47" draw:end-glue-point="2" svg:d="M12811 11160h2794v-1524" svg:viewBox="0 0 2795 1525">
          <text:p/>
        </draw:connector>
        <draw:connector draw:style-name="gr65" draw:text-style-name="P4" draw:layer="layout" svg:x1="10.652cm" svg:y1="7.35cm" svg:x2="15.224cm" svg:y2="7.35cm" draw:start-shape="id43" draw:start-glue-point="10" draw:end-shape="id48" draw:end-glue-point="3" svg:d="M10652 7350h4572" svg:viewBox="0 0 4573 1">
          <text:p/>
        </draw:connector>
        <draw:connector draw:style-name="gr66" draw:text-style-name="P4" draw:layer="layout" svg:x1="15.986cm" svg:y1="7.35cm" svg:x2="16.875cm" svg:y2="7.35cm" draw:start-shape="id48" draw:start-glue-point="1" svg:d="M15986 7350h889" svg:viewBox="0 0 890 1">
          <text:p/>
        </draw:connector>
        <draw:connector draw:style-name="gr67" draw:text-style-name="P4" draw:layer="layout" svg:x1="15.605cm" svg:y1="8.874cm" svg:x2="15.605cm" svg:y2="7.731cm" draw:start-shape="id47" draw:start-glue-point="0" draw:end-shape="id48" draw:end-glue-point="2" svg:d="M15605 8874v-1143" svg:viewBox="0 0 1 1144">
          <text:p/>
        </draw:connector>
        <draw:line draw:style-name="gr68" draw:text-style-name="P4" draw:layer="layout" svg:x1="3.54cm" svg:y1="7.35cm" svg:x2="6.08cm" svg:y2="7.35cm">
          <text:p/>
        </draw:line>
        <draw:g draw:style-name="gr25">
          <draw:custom-shape draw:style-name="gr69" draw:text-style-name="P23" draw:layer="layout" svg:width="1.016cm" svg:height="1.015cm" draw:transform="rotate (-1.5707963267949) translate (14.462cm 8.747cm)">
            <text:p text:style-name="P22"><text:span text:style-name="T11"/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0" draw:text-style-name="P24" draw:layer="layout" svg:width="0.837cm" svg:height="0.657cm" svg:x="13.375cm" svg:y="8.889cm">
            <draw:text-box>
              <text:p text:style-name="P19"><text:span text:style-name="T6">a</text:span><text:span text:style-name="T12">1</text:span></text:p>
            </draw:text-box>
          </draw:frame>
        </draw:g>
        <draw:g draw:style-name="gr25">
          <draw:custom-shape draw:style-name="gr69" draw:text-style-name="P23" draw:layer="layout" svg:width="1.016cm" svg:height="1.015cm" draw:transform="rotate (-1.5707963267949) translate (5.389cm 6.84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1" draw:text-style-name="P24" draw:layer="layout" svg:width="0.822cm" svg:height="0.657cm" svg:x="4.302cm" svg:y="6.984cm">
            <draw:text-box>
              <text:p text:style-name="P19"><text:span text:style-name="T6">g</text:span></text:p>
            </draw:text-box>
          </draw:frame>
        </draw:g>
        <draw:frame draw:style-name="gr72" draw:text-style-name="P6" draw:layer="layout" svg:width="5.73cm" svg:height="1.225cm" svg:x="3.032cm" svg:y="9.935cm">
          <draw:text-box>
            <text:p><text:span text:style-name="T13">a</text:span><text:span text:style-name="T14">1</text:span><text:span text:style-name="T3"> = +2 for lowpass.</text:span></text:p>
            <text:p text:style-name="P14"><text:span text:style-name="T13">a</text:span><text:span text:style-name="T14">1</text:span><text:span text:style-name="T3"> = -2 for highpass.</text:span></text:p>
          </draw:text-box>
        </draw:frame>
        <draw:frame draw:style-name="gr46" draw:text-style-name="P1" draw:layer="layout" svg:width="17.52cm" svg:height="0.738cm" svg:x="1.889cm" svg:y="12.708cm">
          <draw:text-box>
            <text:p text:style-name="P14"><text:span text:style-name="T9">FIR Butterworth (Fwd./Rev. FIR Butter LP/HP)</text:span></text:p>
          </draw:text-box>
        </draw:frame>
        <draw:frame draw:style-name="gr9" draw:text-style-name="P6" draw:layer="layout" svg:width="1.772cm" svg:height="0.738cm" svg:x="1.762cm" svg:y="13.978cm">
          <draw:text-box>
            <text:p><text:span text:style-name="T3">Input</text:span></text:p>
          </draw:text-box>
        </draw:frame>
        <draw:line draw:style-name="gr68" draw:text-style-name="P4" draw:layer="layout" svg:x1="3.54cm" svg:y1="14.335cm" svg:x2="4.81cm" svg:y2="14.335cm">
          <text:p/>
        </draw:line>
        <draw:custom-shape draw:style-name="gr73" draw:text-style-name="P18" draw:layer="layout" svg:width="7.62cm" svg:height="1.016cm" svg:x="4.81cm" svg:y="13.827cm">
          <text:p text:style-name="P17"><text:span text:style-name="T10">Fwd./Rev. FIR Butter 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9" draw:layer="layout" svg:width="0.762cm" svg:height="0.254cm" draw:transform="rotate (1.5707963267949) translate (4.048cm 14.716cm)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68" draw:text-style-name="P4" draw:layer="layout" svg:x1="12.43cm" svg:y1="14.335cm" svg:x2="13.7cm" svg:y2="14.335cm">
          <text:p/>
        </draw:line>
        <draw:custom-shape draw:style-name="gr74" draw:text-style-name="P19" draw:layer="layout" svg:width="0.762cm" svg:height="0.254cm" draw:transform="rotate (1.5707963267949) translate (12.811cm 14.716cm)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5" draw:text-style-name="P4" draw:layer="layout" svg:width="0.635cm" svg:height="8.763cm" draw:transform="rotate (1.5707963267949) translate (4.175cm 15.732cm)">
          <text:p/>
          <draw:enhanced-geometry svg:viewBox="0 0 21600 21600" draw:mirror-horizontal="false" draw:mirror-vertical="false" draw:glue-points="21600 0 0 10800 21600 21600" draw:text-areas="13800 ?f9 21600 ?f10" draw:type="left-brace" draw:modifiers="581.6623183004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6" draw:text-style-name="P25" draw:layer="layout" svg:width="15.382cm" svg:height="0.762cm" svg:x="3.652cm" svg:y="16.113cm">
          <draw:text-box>
            <text:p><text:span text:style-name="T15">Repeat for N sections, with different pole (p</text:span><text:span text:style-name="T16">k</text:span><text:span text:style-name="T17"> for each k)</text:span><text:span text:style-name="T15">.</text:span></text:p>
          </draw:text-box>
        </draw:frame>
      </draw:page>
      <draw:page draw:name="page7" draw:style-name="dp1" draw:master-page-name="Default">
        <draw:frame draw:style-name="gr46" draw:text-style-name="P1" draw:layer="layout" svg:width="17.52cm" svg:height="0.738cm" svg:x="1.895cm" svg:y="3.667cm">
          <draw:text-box>
            <text:p text:style-name="P14"><text:span text:style-name="T9">FIR Linkwitz-Riley Lowpass (FIR LR LP)</text:span></text:p>
          </draw:text-box>
        </draw:frame>
        <draw:frame draw:style-name="gr9" draw:text-style-name="P6" draw:layer="layout" svg:width="1.772cm" svg:height="0.738cm" svg:x="1.762cm" svg:y="5.057cm">
          <draw:text-box>
            <text:p><text:span text:style-name="T3">Input</text:span></text:p>
          </draw:text-box>
        </draw:frame>
        <draw:custom-shape draw:style-name="gr77" draw:text-style-name="P18" xml:id="id54" draw:id="id54" draw:layer="layout" svg:width="6.35cm" svg:height="1.016cm" svg:x="4.81cm" svg:y="4.937cm">
          <text:p text:style-name="P17"><text:span text:style-name="T10">Fwd. FIR Butter 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6" draw:layer="layout" svg:width="2.026cm" svg:height="0.762cm" svg:x="20.05cm" svg:y="5.033cm">
          <draw:text-box>
            <text:p><text:span text:style-name="T3">Output</text:span></text:p>
          </draw:text-box>
        </draw:frame>
        <draw:line draw:style-name="gr78" draw:text-style-name="P4" draw:layer="layout" svg:x1="18.766cm" svg:y1="5.445cm" svg:x2="20.05cm" svg:y2="5.445cm">
          <text:p/>
        </draw:line>
        <draw:line draw:style-name="gr68" draw:text-style-name="P4" draw:layer="layout" svg:x1="3.54cm" svg:y1="5.445cm" svg:x2="4.81cm" svg:y2="5.445cm">
          <text:p/>
        </draw:line>
        <draw:custom-shape draw:style-name="gr79" draw:text-style-name="P4" draw:layer="layout" svg:width="1.016cm" svg:height="15.24cm" draw:transform="rotate (1.5707963267949) translate (4.048cm 7.096cm)">
          <text:p/>
          <draw:enhanced-geometry svg:viewBox="0 0 21600 21600" draw:mirror-horizontal="false" draw:mirror-vertical="false" draw:glue-points="21600 0 0 10800 21600 21600" draw:text-areas="13800 ?f9 21600 ?f10" draw:type="left-brace" draw:modifiers="581.6623183004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0" draw:text-style-name="P25" draw:layer="layout" svg:width="16.906cm" svg:height="0.762cm" svg:x="3.144cm" svg:y="7.35cm">
          <draw:text-box>
            <text:p><text:span text:style-name="T15">Repeat for N = M/2 sections, with different pole (p</text:span><text:span text:style-name="T16">k</text:span><text:span text:style-name="T17"> for each k)</text:span><text:span text:style-name="T15">.</text:span></text:p>
          </draw:text-box>
        </draw:frame>
        <draw:frame draw:style-name="gr46" draw:text-style-name="P26" draw:layer="layout" svg:width="17.52cm" svg:height="0.738cm" svg:x="1.895cm" svg:y="9.001cm">
          <draw:text-box>
            <text:p text:style-name="P14"><text:span text:style-name="T9">FIR Linkwitz-Riley</text:span></text:p>
          </draw:text-box>
        </draw:frame>
        <draw:frame draw:style-name="gr9" draw:text-style-name="P6" draw:layer="layout" svg:width="1.772cm" svg:height="0.738cm" svg:x="1.762cm" svg:y="11.438cm">
          <draw:text-box>
            <text:p><text:span text:style-name="T3">Input</text:span></text:p>
          </draw:text-box>
        </draw:frame>
        <draw:custom-shape draw:style-name="gr6" draw:text-style-name="P5" xml:id="id49" draw:id="id49" draw:layer="layout" svg:width="0.254cm" svg:height="0.254cm" svg:x="4.683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4cm" svg:y1="11.795cm" svg:x2="4.81cm" svg:y2="11.795cm">
          <text:p/>
        </draw:line>
        <draw:custom-shape draw:style-name="gr81" draw:text-style-name="P18" xml:id="id50" draw:id="id50" draw:layer="layout" svg:width="3.81cm" svg:height="1.016cm" svg:x="6.08cm" svg:y="10.017cm">
          <text:p text:style-name="P17"><text:span text:style-name="T10">FIR LR 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2" draw:text-style-name="P4" draw:layer="layout" svg:x1="4.81cm" svg:y1="11.668cm" svg:x2="6.08cm" svg:y2="10.525cm" draw:start-shape="id49" draw:start-glue-point="4" draw:end-shape="id50" draw:end-glue-point="3" svg:d="M4810 11668v-1143h1270" svg:viewBox="0 0 1271 1144">
          <text:p/>
        </draw:connector>
        <draw:custom-shape draw:style-name="gr83" draw:text-style-name="P18" xml:id="id51" draw:id="id51" draw:layer="layout" svg:width="3.81cm" svg:height="1.016cm" svg:x="6.08cm" svg:y="12.557cm">
          <text:p text:style-name="P17"><text:span text:style-name="T10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4" draw:text-style-name="P4" draw:layer="layout" svg:x1="4.81cm" svg:y1="11.922cm" svg:x2="6.08cm" svg:y2="13.065cm" draw:start-shape="id49" draw:start-glue-point="8" draw:end-shape="id51" draw:end-glue-point="3" svg:d="M4810 11922v1143h1270" svg:viewBox="0 0 1271 1144">
          <text:p/>
        </draw:connector>
        <draw:g draw:style-name="gr25" xml:id="id52" draw:id="id52">
          <draw:custom-shape draw:style-name="gr26" draw:text-style-name="P12" draw:layer="layout" svg:width="0.762cm" svg:height="0.762cm" svg:x="10.779cm" svg:y="12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0.96cm" svg:y1="13.065cm" svg:x2="11.36cm" svg:y2="13.065cm">
            <text:p/>
          </draw:line>
          <draw:line draw:style-name="gr5" draw:text-style-name="P4" draw:layer="layout" svg:x1="11.16cm" svg:y1="13.265cm" svg:x2="11.16cm" svg:y2="12.865cm">
            <text:p/>
          </draw:line>
        </draw:g>
        <draw:connector draw:style-name="gr85" draw:text-style-name="P4" draw:layer="layout" svg:x1="9.89cm" svg:y1="13.065cm" svg:x2="10.779cm" svg:y2="13.065cm" draw:start-shape="id51" draw:start-glue-point="1" draw:end-shape="id52" draw:end-glue-point="3" svg:d="M9890 13065h889" svg:viewBox="0 0 890 1">
          <text:p/>
        </draw:connector>
        <draw:custom-shape draw:style-name="gr6" draw:text-style-name="P5" xml:id="id53" draw:id="id53" draw:layer="layout" svg:width="0.254cm" svg:height="0.254cm" svg:x="11.033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4" draw:layer="layout" svg:x1="11.16cm" svg:y1="10.652cm" svg:x2="11.16cm" svg:y2="12.684cm" draw:start-shape="id53" draw:start-glue-point="8" draw:end-shape="id52" draw:end-glue-point="0" svg:d="M11160 10652v2032" svg:viewBox="0 0 1 2033">
          <text:p/>
        </draw:connector>
        <draw:connector draw:style-name="gr52" draw:text-style-name="P19" draw:layer="layout" svg:x1="9.89cm" svg:y1="10.525cm" svg:x2="11.033cm" svg:y2="10.525cm" draw:start-shape="id50" draw:start-glue-point="1" draw:end-shape="id53" draw:end-glue-point="6" svg:d="M9890 10525h1143" svg:viewBox="0 0 1144 1">
          <text:p/>
        </draw:connector>
        <draw:line draw:style-name="gr87" draw:text-style-name="P4" draw:layer="layout" svg:x1="11.16cm" svg:y1="10.525cm" svg:x2="12.43cm" svg:y2="10.525cm">
          <text:p/>
        </draw:line>
        <draw:line draw:style-name="gr87" draw:text-style-name="P4" draw:layer="layout" svg:x1="11.541cm" svg:y1="13.065cm" svg:x2="12.43cm" svg:y2="13.065cm">
          <text:p/>
        </draw:line>
        <draw:frame draw:style-name="gr88" draw:text-style-name="P27" draw:layer="layout" svg:width="0.756cm" svg:height="0.738cm" svg:x="9.896cm" svg:y="13.065cm">
          <draw:text-box>
            <text:p><text:span text:style-name="T18">+</text:span></text:p>
          </draw:text-box>
        </draw:frame>
        <draw:frame draw:style-name="gr88" draw:text-style-name="P27" draw:layer="layout" svg:width="0.756cm" svg:height="0.738cm" svg:x="11.166cm" svg:y="11.819cm">
          <draw:text-box>
            <text:p><text:span text:style-name="T18">-</text:span></text:p>
          </draw:text-box>
        </draw:frame>
        <draw:frame draw:style-name="gr10" draw:text-style-name="P6" draw:layer="layout" svg:width="1.518cm" svg:height="0.738cm" svg:x="12.43cm" svg:y="10.144cm">
          <draw:text-box>
            <text:p><text:span text:style-name="T3">High</text:span></text:p>
          </draw:text-box>
        </draw:frame>
        <draw:frame draw:style-name="gr11" draw:text-style-name="P6" draw:layer="layout" svg:width="1.264cm" svg:height="0.738cm" svg:x="12.43cm" svg:y="12.708cm">
          <draw:text-box>
            <text:p><text:span text:style-name="T3">Low</text:span></text:p>
          </draw:text-box>
        </draw:frame>
        <draw:frame draw:style-name="gr89" draw:text-style-name="P6" draw:layer="layout" svg:width="11.17cm" svg:height="0.738cm" svg:x="5.07cm" svg:y="14.232cm">
          <draw:text-box>
            <text:p><text:span text:style-name="T3">Delay time is `N * 2^(stage) + 1` samples.</text:span></text:p>
          </draw:text-box>
        </draw:frame>
        <draw:custom-shape draw:style-name="gr74" draw:text-style-name="P19" draw:layer="layout" svg:width="0.762cm" svg:height="0.254cm" draw:transform="rotate (1.5707963267949) translate (3.921cm 5.826cm)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0" draw:text-style-name="P18" xml:id="id55" draw:id="id55" draw:layer="layout" svg:width="6.35cm" svg:height="1.016cm" svg:x="12.43cm" svg:y="4.937cm">
          <text:p text:style-name="P17"><text:span text:style-name="T10">Rev. FIR Butter 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1" draw:text-style-name="P4" draw:layer="layout" svg:x1="11.16cm" svg:y1="5.445cm" svg:x2="12.43cm" svg:y2="5.445cm" draw:start-shape="id54" draw:start-glue-point="1" draw:end-shape="id55" draw:end-glue-point="3" svg:d="M11160 5445h1270" svg:viewBox="0 0 1271 1">
          <text:p/>
        </draw:connector>
        <draw:custom-shape draw:style-name="gr74" draw:text-style-name="P19" draw:layer="layout" svg:width="0.762cm" svg:height="0.254cm" draw:transform="rotate (1.5707963267949) translate (19.161cm 5.82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IZ UDPゴシック" svg:font-family="'BIZ UDPゴシック'" style:font-adornments="Regular" style:font-family-generic="swiss" style:font-pitch="variable"/>
    <style:font-face style:name="BIZ UDPゴシック1" svg:font-family="'BIZ UDPゴシック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adornments="Regular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9" draw:display-name="線の終点 19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6T19:23:21.887000000</meta:creation-date>
    <meta:editing-duration>PT5H13M</meta:editing-duration>
    <meta:editing-cycles>254</meta:editing-cycles>
    <meta:generator>LibreOffice/7.5.4.2$Windows_X86_64 LibreOffice_project/36ccfdc35048b057fd9854c757a8b67ec53977b6</meta:generator>
    <dc:title>A4_Landscape</dc:title>
    <dc:date>2023-06-22T10:56:00.538000000</dc:date>
    <meta:document-statistic meta:object-count="354"/>
    <meta:template xlink:type="simple" xlink:actuate="onRequest" xlink:title="A4_Landscape" xlink:href="../../../../../../../AppData/Roaming/LibreOffice/4/user/template/A4_Landscape.otg" meta:date="2023-06-16T19:23:21.491000000"/>
  </office:meta>
</office:document-meta>
</file>